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-linejoin="round" draw:fill="none" draw:textarea-horizontal-align="justify" draw:textarea-vertical-align="top" draw:auto-grow-height="false" fo:padding-top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648cm"/>
    </style:style>
    <style:style style:name="gr4" style:family="graphic" style:parent-style-name="standard">
      <style:graphic-properties draw:fill="none" draw:textarea-horizontal-align="justify" draw:textarea-vertical-align="middle" draw:auto-grow-height="false" fo:padding-top="0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none" draw:textarea-horizontal-align="justify" draw:textarea-vertical-align="top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2.043cm"/>
    </style:style>
    <style:style style:name="gr10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left" draw:textarea-vertical-align="bottom"/>
    </style:style>
    <style:style style:name="gr12" style:family="graphic" style:parent-style-name="standard">
      <style:graphic-properties draw:stroke="none" svg:stroke-color="#000000" draw:fill="none" draw:fill-color="#ffffff" fo:min-height="2.385cm"/>
    </style:style>
    <style:style style:name="gr13" style:family="graphic" style:parent-style-name="standard">
      <style:graphic-properties draw:marker-end="Arrow" draw:marker-end-width="0.3cm" draw:textarea-horizontal-align="center" draw:textarea-vertical-align="top"/>
    </style:style>
    <style:style style:name="gr14" style:family="graphic" style:parent-style-name="standard">
      <style:graphic-properties draw:stroke="none" svg:stroke-color="#000000" draw:fill="none" draw:fill-color="#ffffff" fo:min-height="2.782cm"/>
    </style:style>
    <style:style style:name="gr15" style:family="graphic" style:parent-style-name="standard">
      <style:graphic-properties draw:marker-end="Arrow" draw:marker-end-width="0.3cm" draw:textarea-horizontal-align="right" draw:textarea-vertical-align="bottom"/>
    </style:style>
    <style:style style:name="gr16" style:family="graphic" style:parent-style-name="standard">
      <style:graphic-properties draw:stroke="none" svg:stroke-color="#000000" draw:fill="none" draw:fill-color="#ffffff" fo:min-height="3.077cm"/>
    </style:style>
    <style:style style:name="gr17" style:family="graphic" style:parent-style-name="standard">
      <style:graphic-properties draw:stroke="none" svg:stroke-color="#000000" draw:fill="none" draw:fill-color="#ffffff" fo:min-height="4.538cm"/>
    </style:style>
    <style:style style:name="gr18" style:family="graphic" style:parent-style-name="standard">
      <style:graphic-properties draw:stroke="none" svg:stroke-color="#000000" draw:fill="none" draw:fill-color="#ffffff" fo:min-height="5.007cm"/>
    </style:style>
    <style:style style:name="gr19" style:family="graphic" style:parent-style-name="standard">
      <style:graphic-properties draw:stroke="dash" draw:stroke-dash="Ultrafine_20_Dashed" draw:marker-end="Arrow" draw:marker-end-width="0.3cm" draw:textarea-horizontal-align="left" draw:textarea-vertical-align="bottom"/>
    </style:style>
    <style:style style:name="gr20" style:family="graphic" style:parent-style-name="standard">
      <style:graphic-properties draw:marker-end="Arrow" draw:marker-end-width="0.3cm" draw:textarea-horizontal-align="right" draw:textarea-vertical-align="top"/>
    </style:style>
    <style:style style:name="gr21" style:family="graphic" style:parent-style-name="standard">
      <style:graphic-properties draw:stroke="none" svg:stroke-color="#000000" draw:fill="none" draw:fill-color="#ffffff" fo:min-height="1.949cm"/>
    </style:style>
    <style:style style:name="gr22" style:family="graphic" style:parent-style-name="standard">
      <style:graphic-properties draw:stroke="none" svg:stroke-color="#000000" draw:fill="none" draw:fill-color="#ffffff" fo:min-height="4.997cm"/>
    </style:style>
    <style:style style:name="gr23" style:family="graphic" style:parent-style-name="standard">
      <style:graphic-properties draw:marker-end="Arrow" draw:marker-end-width="0.3cm" draw:textarea-horizontal-align="left" draw:textarea-vertical-align="middle"/>
    </style:style>
    <style:style style:name="gr24" style:family="graphic" style:parent-style-name="standard">
      <style:graphic-properties draw:stroke="dash" draw:stroke-dash="Ultrafine_20_Dashed" draw:marker-end="Arrow" draw:marker-end-width="0.3cm" draw:textarea-horizontal-align="right" draw:textarea-vertical-align="bottom"/>
    </style:style>
    <style:style style:name="gr25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padding-top="0cm"/>
    </style:style>
    <style:style style:name="gr26" style:family="graphic" style:parent-style-name="standard">
      <style:graphic-properties draw:stroke="solid" draw:stroke-dash="Ultrafine_20_Dashed" draw:fill="none" draw:textarea-horizontal-align="justify" draw:textarea-vertical-align="middle" draw:auto-grow-height="false" fo:padding-top="0cm"/>
    </style:style>
    <style:style style:name="gr27" style:family="graphic" style:parent-style-name="standard">
      <style:graphic-properties draw:stroke="none" svg:stroke-color="#000000" draw:fill="none" draw:fill-color="#ffffff" fo:min-height="2.846cm"/>
    </style:style>
    <style:style style:name="gr28" style:family="graphic" style:parent-style-name="standard">
      <style:graphic-properties draw:marker-end="Arrow" draw:marker-end-width="0.3cm" draw:textarea-horizontal-align="left" draw:textarea-vertical-align="top"/>
    </style:style>
    <style:style style:name="gr29" style:family="graphic" style:parent-style-name="standard">
      <style:graphic-properties draw:stroke="none" svg:stroke-color="#000000" draw:fill="none" draw:fill-color="#ffffff" fo:min-height="1.761cm"/>
    </style:style>
    <style:style style:name="gr30" style:family="graphic" style:parent-style-name="standard">
      <style:graphic-properties draw:stroke="none" svg:stroke-color="#000000" draw:fill="none" draw:fill-color="#ffffff" fo:min-height="1.464cm"/>
    </style:style>
    <style:style style:name="gr31" style:family="graphic" style:parent-style-name="standard">
      <style:graphic-properties draw:stroke="none" svg:stroke-color="#000000" draw:fill="none" draw:fill-color="#ffffff" fo:min-height="1.986cm"/>
    </style:style>
    <style:style style:name="gr32" style:family="graphic" style:parent-style-name="standard">
      <style:graphic-properties draw:stroke="none" svg:stroke-color="#000000" draw:fill="none" draw:fill-color="#ffffff" fo:min-height="1.616cm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svg:stroke-color="#ffffff" draw:textarea-horizontal-align="center" draw:textarea-vertical-align="middle"/>
    </style:style>
    <style:style style:name="gr35" style:family="graphic" style:parent-style-name="standard">
      <style:graphic-properties draw:fill="none" draw:textarea-horizontal-align="justify" draw:textarea-vertical-align="top" draw:auto-grow-height="false" fo:padding-top="0cm"/>
    </style:style>
    <style:style style:name="gr36" style:family="graphic" style:parent-style-name="standard">
      <style:graphic-properties draw:stroke="none" svg:stroke-color="#000000" draw:fill="none" draw:fill-color="#ffffff" fo:min-height="2.996cm" fo:padding-top="0.1cm" fo:padding-bottom="0.1cm" fo:padding-left="0.1cm" fo:padding-right="0.1cm"/>
    </style:style>
    <style:style style:name="gr37" style:family="graphic" style:parent-style-name="objectwithoutfill">
      <style:graphic-properties draw:marker-end="Arrow" draw:fill="none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1.435cm"/>
    </style:style>
    <style:style style:name="gr39" style:family="graphic" style:parent-style-name="objectwithoutfill">
      <style:graphic-properties draw:marker-end="Arrow" draw:fill="none" draw:textarea-horizontal-align="center" draw:textarea-vertical-align="middle"/>
    </style:style>
    <style:style style:name="gr40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gr41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2" style:family="graphic" style:parent-style-name="standard">
      <style:graphic-properties draw:stroke="none" draw:fill="solid" draw:fill-color="#f6f6f6" draw:textarea-horizontal-align="center" draw:textarea-vertical-align="middle"/>
    </style:style>
    <style:style style:name="gr43" style:family="graphic" style:parent-style-name="standard">
      <style:graphic-properties draw:stroke="none" draw:fill="solid" draw:fill-color="#f0f0f0" draw:textarea-horizontal-align="center" draw:textarea-vertical-align="middle"/>
    </style:style>
    <style:style style:name="gr44" style:family="graphic" style:parent-style-name="standard">
      <style:graphic-properties draw:stroke="none" draw:fill-color="#e6e6e6" draw:textarea-horizontal-align="center" draw:textarea-vertical-align="middle"/>
    </style:style>
    <style:style style:name="gr45" style:family="graphic" style:parent-style-name="standard">
      <style:graphic-properties draw:stroke="none" draw:fill="solid" draw:fill-color="#dcdcdc" draw:textarea-horizontal-align="center" draw:textarea-vertical-align="middle"/>
    </style:style>
    <style:style style:name="gr46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4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2.949cm" fo:min-width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objectwithoutfill">
      <style:graphic-properties svg:stroke-width="0cm" draw:marker-start-width="0.2cm" draw:marker-end="Arrow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50" style:family="graphic" style:parent-style-name="standard" style:list-style-name="L1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3.018cm" fo:min-width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none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1.46cm" fo:min-width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395cm" fo:min-width="1.857cm"/>
    </style:style>
    <style:style style:name="gr57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center" draw:textarea-vertical-align="middle" draw:auto-grow-height="true" draw:auto-grow-width="true" fo:min-height="0.789cm" fo:min-width="1.759cm"/>
    </style:style>
    <style:style style:name="gr60" style:family="graphic" style:parent-style-name="objectwithoutfill">
      <style:graphic-properties draw:stroke="none" svg:stroke-width="0cm" draw:marker-start-width="0.2cm" draw:marker-end-width="0.2cm" draw:fill="none" fo:min-height="0.396cm"/>
    </style:style>
    <style:style style:name="gr61" style:family="graphic" style:parent-style-name="objectwithoutfill">
      <style:graphic-properties draw:stroke="none" svg:stroke-width="0cm" draw:marker-start-width="0.2cm" draw:marker-end-width="0.2cm" draw:fill="none" fo:min-height="0.789cm"/>
    </style:style>
    <style:style style:name="gr62" style:family="graphic" style:parent-style-name="standard" style:list-style-name="L1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3.625cm" fo:min-width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center" draw:textarea-vertical-align="middle" draw:auto-grow-height="true" draw:auto-grow-width="true" fo:min-height="0.395cm" fo:min-width="1.391cm"/>
    </style:style>
    <style:style style:name="gr68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395cm" fo:min-width="0.861cm"/>
    </style:style>
    <style:style style:name="gr69" style:family="graphic" style:parent-style-name="standard" style:list-style-name="L1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2.923cm" fo:min-width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>
      <style:graphic-properties svg:stroke-width="0cm" draw:fill="solid" draw:fill-color="#000000" draw:textarea-horizontal-align="justify" draw:textarea-vertical-align="middle" draw:auto-grow-height="false"/>
    </style:style>
    <style:style style:name="gr73" style:family="graphic" style:parent-style-name="objectwithoutfill">
      <style:graphic-properties svg:stroke-width="0cm" draw:marker-end="Arrow" draw:marker-end-width="0.2cm" draw:fill="none" draw:textarea-horizontal-align="center" draw:textarea-vertical-align="middle"/>
    </style:style>
    <style:style style:name="gr74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gr75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3.277cm" fo:min-width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>
      <style:graphic-properties draw:marker-end="Arrow" draw:marker-end-width="0.2cm" draw:textarea-horizontal-align="center" draw:textarea-vertical-align="middle"/>
    </style:style>
    <style:style style:name="gr81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objectwithoutfill">
      <style:graphic-properties draw:stroke="dash" draw:stroke-dash="Ultrafine_20_Dashed" draw:marker-end="Arrow" draw:marker-end-width="0.2cm" draw:fill="none" draw:textarea-horizontal-align="center" draw:textarea-vertical-align="middle"/>
    </style:style>
    <style:style style:name="gr84" style:family="graphic" style:parent-style-name="objectwithoutfill">
      <style:graphic-properties draw:stroke="none" svg:stroke-width="0cm" draw:marker-start-width="0.2cm" draw:marker-end-width="0.2cm" draw:fill="none" fo:min-height="0.374cm"/>
    </style:style>
    <style:style style:name="gr85" style:family="graphic" style:parent-style-name="standard" style:list-style-name="L1">
      <style:graphic-properties draw:stroke="solid" draw:stroke-dash="Ultrafine_20_Dashed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width="0cm" fo:padding-top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1">
      <style:graphic-properties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1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ffff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1.261cm" fo:min-width="0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none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-color="#99ccff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>
      <style:graphic-properties draw:stroke="dash" draw:stroke-dash="Ultrafine_20_Dashed" draw:marker-end="Arrow" draw:marker-end-width="0.2cm" draw:textarea-horizontal-align="center" draw:textarea-vertical-align="middle"/>
    </style:style>
    <style:style style:name="gr91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size="18pt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language-asian="zxx" style:country-asian="none" style:font-style-asian="normal" style:font-weight-asian="normal" style:font-family-complex="'DejaVu Sans'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fo:hyphenate="false"/>
    </style:style>
    <style:style style:name="P1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6" style:family="paragraph">
      <style:paragraph-properties fo:margin-left="0cm" fo:margin-right="0cm" fo:text-align="center" fo:text-indent="0cm"/>
      <style:text-properties fo:font-size="8pt" style:font-size-asian="10pt" style:font-size-complex="10pt"/>
    </style:style>
    <style:style style:name="P17" style:family="paragraph">
      <style:paragraph-properties fo:text-align="center"/>
      <style:text-properties fo:font-size="8pt" style:font-size-asian="10pt" style:font-size-complex="10pt"/>
    </style:style>
    <style:style style:name="P18" style:family="paragraph">
      <style:paragraph-properties fo:margin-left="0cm" fo:margin-right="0cm" fo:text-align="center" fo:text-indent="0cm"/>
      <style:text-properties fo:font-size="8pt"/>
    </style:style>
    <style:style style:name="P19" style:family="paragraph">
      <style:paragraph-properties fo:text-align="center"/>
      <style:text-properties fo:font-size="8pt"/>
    </style:style>
    <style:style style:name="P20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fo:font-family="'Liberation Sans'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fo:font-family="'Liberation Sans'" style:font-family-generic="roman" style:font-pitch="variable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font-size="8pt" style:font-size-asian="10pt" style:font-size-complex="10pt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id="id2">
          <draw:custom-shape draw:style-name="gr1" draw:text-style-name="P2" draw:layer="layout" svg:width="6.547cm" svg:height="2.652cm" svg:x="11.64cm" svg:y="6.926cm">
            <text:p text:style-name="P1"><text:span text:style-name="T1">Simulação Renovaçã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1.64cm" svg:y1="7.407cm" svg:x2="18.187cm" svg:y2="7.407cm">
            <text:p/>
          </draw:line>
          <draw:frame draw:style-name="gr3" draw:text-style-name="P5" draw:layer="layout" svg:width="6.547cm" svg:height="1.898cm" svg:x="11.64cm" svg:y="7.357cm">
            <draw:text-box>
              <text:p text:style-name="P4"><text:span text:style-name="T2">choose {</text:span></text:p>
              <text:p text:style-name="P4"><text:span text:style-name="T2"><text:s text:c="3"/></text:span><text:span text:style-name="T2">activate “Crédito Renovação”</text:span></text:p>
              <text:p text:style-name="P4"><text:span text:style-name="T2"><text:s text:c="3"/></text:span><text:span text:style-name="T2">activate “Renovação Consignação”</text:span></text:p>
              <text:p text:style-name="P4"><text:span text:style-name="T2">}</text:span></text:p>
            </draw:text-box>
          </draw:frame>
        </draw:g>
        <draw:g draw:id="id1">
          <draw:custom-shape draw:style-name="gr4" draw:text-style-name="P2" draw:layer="layout" svg:width="4.565cm" svg:height="1.204cm" svg:x="8.59cm" svg:y="4.263cm">
            <text:p text:style-name="P1"><text:span text:style-name="T1">Página Principa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3" draw:id="id3" draw:layer="layout" svg:width="0.772cm" svg:height="0.772cm" svg:x="10.47cm" svg:y="2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3.155cm" svg:y1="4.865cm" svg:x2="14.913cm" svg:y2="6.926cm" draw:start-shape="id1" draw:start-glue-point="1" draw:end-shape="id2" svg:d="m13155 4865h1758v2061">
          <text:p text:style-name="P4"><text:span text:style-name="T2">“</text:span><text:span text:style-name="T2">Renove seu crétido - Simulação”</text:span></text:p>
        </draw:connector>
        <draw:connector draw:style-name="gr7" draw:text-style-name="P3" draw:layer="layout" svg:x1="10.856cm" svg:y1="3.367cm" svg:x2="10.872cm" svg:y2="4.263cm" draw:start-shape="id3" draw:start-glue-point="8" draw:end-shape="id1" draw:end-glue-point="0" svg:d="m10856 3367v449h16v447">
          <text:p/>
        </draw:connector>
        <draw:g draw:id="id4">
          <draw:custom-shape draw:style-name="gr8" draw:text-style-name="P2" draw:layer="layout" svg:width="4.445cm" svg:height="1.27cm" svg:x="21.299cm" svg:y="11.383cm">
            <text:p text:style-name="P1"><text:span text:style-name="T1">avaliarDisponibilida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1.314cm" svg:y1="12.024cm" svg:x2="25.744cm" svg:y2="12.025cm">
            <text:p/>
          </draw:line>
        </draw:g>
        <draw:g draw:id="id5">
          <draw:custom-shape draw:style-name="gr1" draw:text-style-name="P2" draw:layer="layout" svg:width="6.155cm" svg:height="3.141cm" svg:x="20.432cm" svg:y="14.122cm">
            <text:p text:style-name="P1"><text:span text:style-name="T1">Simulação Renovaçã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20.432cm" svg:y1="14.702cm" svg:x2="26.587cm" svg:y2="14.702cm">
            <text:p/>
          </draw:line>
          <draw:frame draw:style-name="gr9" draw:text-style-name="P5" draw:layer="layout" svg:width="6.155cm" svg:height="2.293cm" svg:x="20.432cm" svg:y="14.763cm">
            <draw:text-box>
              <text:p text:style-name="P4"><text:span text:style-name="T2">perceive “Problema na execução de</text:span></text:p>
              <text:p text:style-name="P4"><text:span text:style-name="T2"><text:s text:c="4"/></text:span><text:span text:style-name="T2">sua solicitação...”</text:span></text:p>
              <text:p text:style-name="P4"><text:span text:style-name="T2">perceibe “Margem/ident. nao <text:s text:c="2"/></text:span></text:p>
              <text:p text:style-name="P4"><text:span text:style-name="T2"><text:s text:c="4"/></text:span><text:span text:style-name="T2">Localizados” if (G999-923)</text:span></text:p>
              <text:p text:style-name="P4"><text:span text:style-name="T2">activate “Retornar”</text:span></text:p>
            </draw:text-box>
          </draw:frame>
        </draw:g>
        <draw:connector draw:style-name="gr10" draw:text-style-name="P7" draw:layer="layout" svg:x1="23.521cm" svg:y1="12.653cm" svg:x2="23.509cm" svg:y2="14.122cm" draw:start-shape="id4" draw:start-glue-point="2" draw:end-shape="id5" draw:end-glue-point="0" svg:d="m23521 12653v734h-12v735">
          <text:p text:style-name="P1"><text:span text:style-name="T2">&lt;G999-923&gt;</text:span></text:p>
        </draw:connector>
        <draw:connector draw:style-name="gr11" draw:text-style-name="P1" draw:layer="layout" svg:x1="20.432cm" svg:y1="15.692cm" svg:x2="10.872cm" svg:y2="5.467cm" draw:start-shape="id5" draw:start-glue-point="3" draw:end-shape="id1" draw:end-glue-point="2" svg:d="m20432 15692h-9560v-10225">
          <text:p text:style-name="P4"><text:span text:style-name="T2">“</text:span><text:span text:style-name="T2">Retornar”</text:span></text:p>
        </draw:connector>
        <draw:g draw:id="id7">
          <draw:custom-shape draw:style-name="gr1" draw:text-style-name="P2" draw:layer="layout" svg:width="5.044cm" svg:height="3.311cm" svg:x="6.89cm" svg:y="30.255cm">
            <text:p text:style-name="P1"><text:span text:style-name="T1">Mensagem via celul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6.89cm" svg:y1="30.867cm" svg:x2="11.934cm" svg:y2="30.867cm">
            <text:p/>
          </draw:line>
          <draw:frame draw:style-name="gr12" draw:text-style-name="P5" draw:layer="layout" svg:width="5.044cm" svg:height="2.635cm" svg:x="6.89cm" svg:y="30.931cm">
            <draw:text-box>
              <text:p text:style-name="P4"><text:span text:style-name="T2">select &lt;conta&gt;</text:span><text:span text:style-name="T2"><text:line-break/></text:span><text:span text:style-name="T2">choose {</text:span></text:p>
              <text:p text:style-name="P4"><text:span text:style-name="T2"><text:s text:c="3"/></text:span><text:span text:style-name="T2">activate “Excluir”</text:span></text:p>
              <text:p text:style-name="P4"><text:span text:style-name="T2"><text:s text:c="3"/></text:span><text:span text:style-name="T2">activate “Incluir”</text:span></text:p>
              <text:p text:style-name="P4"><text:span text:style-name="T2">}</text:span></text:p>
              <text:p text:style-name="P4"><text:span text:style-name="T2"/></text:p>
            </draw:text-box>
          </draw:frame>
        </draw:g>
        <draw:g draw:id="id6">
          <draw:custom-shape draw:style-name="gr4" draw:text-style-name="P2" draw:layer="layout" svg:width="3.81cm" svg:height="1.204cm" svg:x="4.215cm" svg:y="27.906cm">
            <text:p text:style-name="P1"><text:span text:style-name="T1">Página Principa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3" draw:id="id8" draw:layer="layout" svg:width="0.772cm" svg:height="0.772cm" svg:x="5.733cm" svg:y="26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svg:x1="6.12cm" svg:y1="29.11cm" svg:x2="6.89cm" svg:y2="31.91cm" draw:start-shape="id6" draw:start-glue-point="2" draw:end-shape="id7" draw:end-glue-point="3" svg:d="m6120 29110v2800h770">
          <text:p text:style-name="P4"><text:span text:style-name="T2">“</text:span><text:span text:style-name="T2">Mensagem via celular”</text:span></text:p>
        </draw:connector>
        <draw:connector draw:style-name="gr7" draw:text-style-name="P3" draw:layer="layout" svg:x1="6.119cm" svg:y1="26.922cm" svg:x2="6.12cm" svg:y2="27.906cm" draw:start-shape="id8" draw:start-glue-point="8" draw:end-shape="id6" draw:end-glue-point="0" svg:d="m6119 26922v493h1v491">
          <text:p/>
        </draw:connector>
        <draw:g draw:id="id14">
          <draw:custom-shape draw:style-name="gr8" draw:text-style-name="P2" draw:layer="layout" svg:width="4.445cm" svg:height="1.27cm" svg:x="42.566cm" svg:y="31.257cm">
            <text:p text:style-name="P1"><text:span text:style-name="T1">CadastrarAdesã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42.581cm" svg:y1="31.898cm" svg:x2="47.011cm" svg:y2="31.899cm">
            <text:p/>
          </draw:line>
        </draw:g>
        <draw:connector draw:style-name="gr6" draw:text-style-name="P7" draw:layer="layout" svg:x1="11.934cm" svg:y1="31.91cm" svg:x2="13.448cm" svg:y2="31.91cm" draw:start-shape="id7" draw:start-glue-point="1" draw:end-shape="id9" draw:end-glue-point="3" svg:d="m11934 31910h1514">
          <text:p text:style-name="P1"><text:span text:style-name="T2">“</text:span><text:span text:style-name="T2">Incluir”</text:span></text:p>
          <text:p text:style-name="P1"><text:span text:style-name="T2"/></text:p>
        </draw:connector>
        <draw:g draw:id="id10">
          <draw:custom-shape draw:style-name="gr1" draw:text-style-name="P2" draw:layer="layout" svg:width="6.985cm" svg:height="3.81cm" svg:x="47.79cm" svg:y="33.02cm">
            <text:p text:style-name="P1"><text:span text:style-name="T1">Mensagem via celul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47.79cm" svg:y1="33.724cm" svg:x2="54.775cm" svg:y2="33.724cm">
            <text:p/>
          </draw:line>
          <draw:frame draw:style-name="gr14" draw:text-style-name="P5" draw:layer="layout" svg:width="6.985cm" svg:height="3.032cm" svg:x="47.79cm" svg:y="33.798cm">
            <draw:text-box>
              <text:p text:style-name="P4"><text:span text:style-name="T2">perceive “Esta conta já está cadastrada.</text:span></text:p>
              <text:p text:style-name="P4"><text:span text:style-name="T2"><text:s text:c="4"/></text:span><text:span text:style-name="T2">Para alterar o número do celular e/ou </text:span></text:p>
              <text:p text:style-name="P4"><text:span text:style-name="T2"><text:s text:c="4"/></text:span><text:span text:style-name="T2">valores, exclua o serviço e faça nova</text:span></text:p>
              <text:p text:style-name="P4"><text:span text:style-name="T2"><text:s text:c="4"/></text:span><text:span text:style-name="T2">adesão” if (20X5)</text:span></text:p>
              <text:p text:style-name="P4"><text:span text:style-name="T2">activate &lt;Retornar&gt;</text:span></text:p>
            </draw:text-box>
          </draw:frame>
        </draw:g>
        <draw:connector draw:style-name="gr15" draw:text-style-name="P7" draw:layer="layout" draw:line-skew="0.133cm" svg:x1="51.282cm" svg:y1="36.83cm" svg:x2="9.412cm" svg:y2="33.566cm" draw:start-shape="id10" draw:start-glue-point="2" draw:end-shape="id7" draw:end-glue-point="2" svg:d="m51282 36830v635h-41870v-3899">
          <text:p text:style-name="P1"><text:span text:style-name="T2">Retornar</text:span></text:p>
        </draw:connector>
        <draw:g draw:id="id9">
          <draw:custom-shape draw:style-name="gr1" draw:text-style-name="P2" draw:layer="layout" svg:width="5.54cm" svg:height="3.311cm" svg:x="13.448cm" svg:y="30.255cm">
            <text:p text:style-name="P1"><text:span text:style-name="T1">Mensagem via celul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3.448cm" svg:y1="30.867cm" svg:x2="18.988cm" svg:y2="30.867cm">
            <text:p/>
          </draw:line>
          <draw:frame draw:style-name="gr12" draw:text-style-name="P5" draw:layer="layout" svg:width="5.54cm" svg:height="2.635cm" svg:x="13.448cm" svg:y="30.931cm">
            <draw:text-box>
              <text:p text:style-name="P4"><text:span text:style-name="T2">perceive &lt;informaçõesServiço&gt;</text:span><text:span text:style-name="T2"><text:line-break/></text:span><text:span text:style-name="T2">choose {</text:span></text:p>
              <text:p text:style-name="P4"><text:span text:style-name="T2"><text:s text:c="3"/></text:span><text:span text:style-name="T2">activate “Retornar”</text:span></text:p>
              <text:p text:style-name="P4"><text:span text:style-name="T2"><text:s text:c="3"/></text:span><text:span text:style-name="T2">activate “Continuar”</text:span></text:p>
              <text:p text:style-name="P4"><text:span text:style-name="T2">}</text:span></text:p>
              <text:p text:style-name="P4"><text:span text:style-name="T2"/></text:p>
            </draw:text-box>
          </draw:frame>
        </draw:g>
        <draw:connector draw:style-name="gr6" draw:text-style-name="P7" draw:layer="layout" svg:x1="18.988cm" svg:y1="31.91cm" svg:x2="21.199cm" svg:y2="31.91cm" draw:start-shape="id9" draw:start-glue-point="1" draw:end-shape="id11" draw:end-glue-point="3" svg:d="m18988 31910h2211">
          <text:p text:style-name="P1"><text:span text:style-name="T2">“</text:span><text:span text:style-name="T2">Continuar”</text:span></text:p>
          <text:p text:style-name="P1"><text:span text:style-name="T2"/></text:p>
        </draw:connector>
        <draw:g draw:id="id11">
          <draw:custom-shape draw:style-name="gr1" draw:text-style-name="P2" draw:layer="layout" svg:width="5.04cm" svg:height="4.003cm" svg:x="21.199cm" svg:y="29.909cm">
            <text:p text:style-name="P1"><text:span text:style-name="T1">Mensagem via celul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21.199cm" svg:y1="30.521cm" svg:x2="26.239cm" svg:y2="30.521cm">
            <text:p/>
          </draw:line>
          <draw:frame draw:style-name="gr16" draw:text-style-name="P5" draw:layer="layout" svg:width="5.04cm" svg:height="3.327cm" svg:x="21.199cm" svg:y="30.585cm">
            <draw:text-box>
              <text:p text:style-name="P4"><text:span text:style-name="T2">perceive &lt;termoDeAdesão&gt;</text:span></text:p>
              <text:p text:style-name="P4"><text:span text:style-name="T2">select &lt;concordância&gt;</text:span><text:span text:style-name="T2"><text:line-break/></text:span><text:span text:style-name="T2">choose {</text:span></text:p>
              <text:p text:style-name="P4"><text:span text:style-name="T2"><text:s text:c="3"/></text:span><text:span text:style-name="T2">activate “Imprimir”</text:span></text:p>
              <text:p text:style-name="P4"><text:span text:style-name="T2"><text:s text:c="3"/></text:span><text:span text:style-name="T2">activate “Discordo”</text:span></text:p>
              <text:p text:style-name="P4"><text:span text:style-name="T2"><text:s text:c="3"/></text:span><text:span text:style-name="T2">activate “Concordo”</text:span></text:p>
              <text:p text:style-name="P4"><text:span text:style-name="T2">}</text:span></text:p>
            </draw:text-box>
          </draw:frame>
        </draw:g>
        <draw:g draw:id="id12">
          <draw:custom-shape draw:style-name="gr1" draw:text-style-name="P2" draw:layer="layout" svg:width="4.821cm" svg:height="5.717cm" svg:x="28.506cm" svg:y="29.047cm">
            <text:p text:style-name="P1"><text:span text:style-name="T1">Mensagem via celul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28.506cm" svg:y1="29.716cm" svg:x2="33.327cm" svg:y2="29.716cm">
            <text:p/>
          </draw:line>
          <draw:frame draw:style-name="gr17" draw:text-style-name="P5" draw:layer="layout" svg:width="4.821cm" svg:height="4.979cm" svg:x="28.506cm" svg:y="29.785cm">
            <draw:text-box>
              <text:p text:style-name="P4"><text:span text:style-name="T2">perceive “Passo 1/3”</text:span></text:p>
              <text:p text:style-name="P4"><text:span text:style-name="T2">perceive “Preenchimento”</text:span></text:p>
              <text:p text:style-name="P4"><text:span text:style-name="T2">enter &lt;ddd&gt;</text:span></text:p>
              <text:p text:style-name="P4"><text:span text:style-name="T2">enter &lt;telefone&gt;</text:span></text:p>
              <text:p text:style-name="P4"><text:span text:style-name="T2">enter &lt;ddd-confirmar&gt;</text:span></text:p>
              <text:p text:style-name="P4"><text:span text:style-name="T2">enter &lt;telefone-confirmar&gt;</text:span></text:p>
              <text:p text:style-name="P4"><text:span text:style-name="T2">select &lt;valorTransações&gt;</text:span><text:span text:style-name="T2"><text:line-break/></text:span><text:span text:style-name="T2">select &lt;valorCartões&gt;</text:span></text:p>
              <text:p text:style-name="P4"><text:span text:style-name="T2">choose {</text:span></text:p>
              <text:p text:style-name="P4"><text:span text:style-name="T2"><text:s text:c="3"/></text:span><text:span text:style-name="T2">activate “Retornar”</text:span></text:p>
              <text:p text:style-name="P4"><text:span text:style-name="T2"><text:s text:c="3"/></text:span><text:span text:style-name="T2">activate “Cadastrar”</text:span></text:p>
              <text:p text:style-name="P4"><text:span text:style-name="T2">}</text:span></text:p>
            </draw:text-box>
          </draw:frame>
        </draw:g>
        <draw:connector draw:style-name="gr6" draw:text-style-name="P1" draw:layer="layout" svg:x1="26.239cm" svg:y1="31.91cm" svg:x2="28.506cm" svg:y2="31.905cm" draw:start-shape="id11" draw:start-glue-point="1" draw:end-shape="id12" draw:end-glue-point="3" svg:d="m26239 31910h1134v-5h1133">
          <text:p text:style-name="P1"><text:span text:style-name="T2">“</text:span><text:span text:style-name="T2">Concordo”</text:span></text:p>
          <text:p text:style-name="P1"><text:span text:style-name="T2"/></text:p>
        </draw:connector>
        <draw:g draw:id="id13">
          <draw:custom-shape draw:style-name="gr1" draw:text-style-name="P2" draw:layer="layout" svg:width="5.08cm" svg:height="6.55cm" svg:x="35.288cm" svg:y="28.622cm">
            <text:p text:style-name="P1"><text:span text:style-name="T1">Mensagem via celul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35.288cm" svg:y1="29.234cm" svg:x2="40.368cm" svg:y2="29.234cm">
            <text:p/>
          </draw:line>
          <draw:frame draw:style-name="gr18" draw:text-style-name="P5" draw:layer="layout" svg:width="5.08cm" svg:height="5.767cm" svg:x="35.288cm" svg:y="29.298cm">
            <draw:text-box>
              <text:p text:style-name="P4"><text:span text:style-name="T2">perceive “Passo 2/3”</text:span></text:p>
              <text:p text:style-name="P4"><text:span text:style-name="T2">perceive “Confirmação”</text:span></text:p>
              <text:p text:style-name="P4"><text:span text:style-name="T2">perceive &lt;nome&gt;</text:span></text:p>
              <text:p text:style-name="P4"><text:span text:style-name="T2">perceive &lt;conta&gt;</text:span></text:p>
              <text:p text:style-name="P4"><text:span text:style-name="T2">perceive &lt;ddd&gt;</text:span></text:p>
              <text:p text:style-name="P4"><text:span text:style-name="T2">perceive &lt;telefone&gt;</text:span></text:p>
              <text:p text:style-name="P4"><text:span text:style-name="T2">perceive &lt;valorTransações&gt;</text:span><text:span text:style-name="T2"><text:line-break/></text:span><text:span text:style-name="T2">perceive &lt;valorCartões&gt;</text:span></text:p>
              <text:p text:style-name="P4"><text:span text:style-name="T2">enter &lt;assinaturaEletrônica&gt;</text:span></text:p>
              <text:p text:style-name="P4"><text:span text:style-name="T2">choose {</text:span></text:p>
              <text:p text:style-name="P4"><text:span text:style-name="T2"><text:s text:c="3"/></text:span><text:span text:style-name="T2">activate “Cancelar”</text:span></text:p>
              <text:p text:style-name="P4"><text:span text:style-name="T2"><text:s text:c="3"/></text:span><text:span text:style-name="T2">activate “Limpar”</text:span></text:p>
              <text:p text:style-name="P4"><text:span text:style-name="T2"><text:s text:c="3"/></text:span><text:span text:style-name="T2">activate “Confirmar”</text:span></text:p>
              <text:p text:style-name="P4"><text:span text:style-name="T2">}</text:span></text:p>
            </draw:text-box>
          </draw:frame>
        </draw:g>
        <draw:connector draw:style-name="gr6" draw:text-style-name="P7" draw:layer="layout" svg:x1="33.327cm" svg:y1="31.905cm" svg:x2="35.288cm" svg:y2="31.897cm" draw:start-shape="id12" draw:start-glue-point="1" draw:end-shape="id13" svg:d="m33327 31905h981v-8h980">
          <text:p text:style-name="P1"><text:span text:style-name="T2">“</text:span><text:span text:style-name="T2">Cadastrar”</text:span></text:p>
          <text:p text:style-name="P1"><text:span text:style-name="T2"/></text:p>
        </draw:connector>
        <draw:connector draw:style-name="gr6" draw:text-style-name="P7" draw:layer="layout" svg:x1="40.368cm" svg:y1="31.897cm" svg:x2="42.566cm" svg:y2="31.892cm" draw:start-shape="id13" draw:end-shape="id14" draw:end-glue-point="3" svg:d="m40368 31897h1099v-5h1099">
          <text:p text:style-name="P1"><text:span text:style-name="T2">Confirmar</text:span></text:p>
          <text:p text:style-name="P1"><text:span text:style-name="T2"/></text:p>
        </draw:connector>
        <draw:connector draw:style-name="gr19" draw:text-style-name="P1" draw:layer="layout" svg:x1="44.788cm" svg:y1="32.527cm" svg:x2="47.79cm" svg:y2="34.925cm" draw:start-shape="id14" draw:start-glue-point="2" draw:end-shape="id10" svg:d="m44788 32527v2398h3002">
          <text:p text:style-name="P4"><text:span text:style-name="T2">&lt;20X5&gt;</text:span></text:p>
        </draw:connector>
        <draw:connector draw:style-name="gr20" draw:text-style-name="P1" draw:layer="layout" draw:line-skew="-2.737cm" svg:x1="23.719cm" svg:y1="29.909cm" svg:x2="9.412cm" svg:y2="30.255cm" draw:start-shape="id11" draw:start-glue-point="0" draw:end-shape="id7" draw:end-glue-point="0" svg:d="m23719 29909v-3239h-14307v3585">
          <text:p text:style-name="P4"><text:span text:style-name="T2">Discordo</text:span></text:p>
        </draw:connector>
        <draw:connector draw:style-name="gr20" draw:text-style-name="P1" draw:layer="layout" draw:line-skew="-3.083cm" svg:x1="16.218cm" svg:y1="30.255cm" svg:x2="9.412cm" svg:y2="30.255cm" draw:start-shape="id9" draw:start-glue-point="0" draw:end-shape="id7" draw:end-glue-point="0" svg:d="m16218 30255v-3585h-6806v3585">
          <text:p text:style-name="P4"><text:span text:style-name="T2">Retornar</text:span></text:p>
        </draw:connector>
        <draw:connector draw:style-name="gr15" draw:text-style-name="P1" draw:layer="layout" draw:line-skew="1.791cm" svg:x1="37.828cm" svg:y1="35.172cm" svg:x2="9.412cm" svg:y2="33.566cm" draw:start-shape="id13" draw:start-glue-point="2" draw:end-shape="id7" draw:end-glue-point="2" svg:d="m37828 35172v2293h-28416v-3899">
          <text:p text:style-name="P4"><text:span text:style-name="T2">Cancelar</text:span></text:p>
        </draw:connector>
        <draw:connector draw:style-name="gr20" draw:text-style-name="P1" draw:layer="layout" draw:line-skew="-1.875cm" svg:x1="30.916cm" svg:y1="29.047cm" svg:x2="9.412cm" svg:y2="30.255cm" draw:start-shape="id12" draw:start-glue-point="0" draw:end-shape="id7" draw:end-glue-point="0" svg:d="m30916 29047v-2377h-21504v3585">
          <text:p text:style-name="P4"><text:span text:style-name="T2">Retornar</text:span></text:p>
        </draw:connector>
        <draw:g draw:id="id15">
          <draw:custom-shape draw:style-name="gr8" draw:text-style-name="P2" draw:layer="layout" svg:width="4.445cm" svg:height="1.27cm" svg:x="12.691cm" svg:y="11.261cm">
            <text:p text:style-name="P1"><text:span text:style-name="T1">consultarOperaçõ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2.706cm" svg:y1="11.902cm" svg:x2="17.136cm" svg:y2="11.903cm">
            <text:p/>
          </draw:line>
        </draw:g>
        <draw:connector draw:style-name="gr6" draw:text-style-name="P1" draw:layer="layout" svg:x1="14.913cm" svg:y1="9.578cm" svg:x2="14.913cm" svg:y2="11.261cm" draw:start-shape="id2" draw:start-glue-point="2" draw:end-shape="id15" svg:d="m14913 9578v1683">
          <text:p text:style-name="P4"><text:span text:style-name="T2">“</text:span><text:span text:style-name="T2">Renovação Consignação”</text:span></text:p>
        </draw:connector>
        <draw:g draw:id="id16">
          <draw:custom-shape draw:style-name="gr1" draw:text-style-name="P2" draw:layer="layout" svg:width="6.242cm" svg:height="3.06cm" svg:x="20.4cm" svg:y="6.722cm">
            <text:p text:style-name="P1"><text:span text:style-name="T1">Operações já Contratad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20.4cm" svg:y1="7.487cm" svg:x2="26.642cm" svg:y2="7.487cm">
            <text:p/>
          </draw:line>
          <draw:frame draw:style-name="gr21" draw:text-style-name="P5" draw:layer="layout" svg:width="6.242cm" svg:height="2.199cm" svg:x="20.4cm" svg:y="7.583cm">
            <draw:text-box>
              <text:p text:style-name="P4"><text:span text:style-name="T2">sequence{</text:span></text:p>
              <text:p text:style-name="P4"><text:span text:style-name="T2"><text:s text:c="3"/></text:span><text:span text:style-name="T2">select &lt;listaDeOperações]</text:span></text:p>
              <text:p text:style-name="P4"><text:span text:style-name="T2"><text:s text:c="3"/></text:span><text:span text:style-name="T2">activate “Continuar”</text:span></text:p>
              <text:p text:style-name="P4"><text:span text:style-name="T2">}</text:span></text:p>
            </draw:text-box>
          </draw:frame>
        </draw:g>
        <draw:connector draw:style-name="gr6" draw:text-style-name="P1" draw:layer="layout" svg:x1="17.136cm" svg:y1="11.896cm" svg:x2="20.4cm" svg:y2="8.252cm" draw:start-shape="id15" draw:start-glue-point="1" draw:end-shape="id16" draw:end-glue-point="3" svg:d="m17136 11896h1632v-3644h1632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&lt;listaDeOperações&gt;</text:span></text:p>
        </draw:connector>
        <draw:connector draw:style-name="gr6" draw:text-style-name="P1" draw:layer="layout" svg:x1="23.521cm" svg:y1="9.782cm" svg:x2="23.521cm" svg:y2="11.383cm" draw:start-shape="id16" draw:start-glue-point="2" draw:end-shape="id4" draw:end-glue-point="0" svg:d="m23521 9782v1601">
          <text:p text:style-name="P4"><text:span text:style-name="T2">“</text:span><text:span text:style-name="T2">Continuar”</text:span></text:p>
        </draw:connector>
        <draw:g draw:id="id17">
          <draw:custom-shape draw:style-name="gr1" draw:text-style-name="P2" draw:layer="layout" svg:width="5.981cm" svg:height="6.025cm" svg:x="29.752cm" svg:y="5.24cm">
            <text:p text:style-name="P1"><text:span text:style-name="T1">Simulação Renovaçã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29.752cm" svg:y1="5.944cm" svg:x2="35.733cm" svg:y2="5.944cm">
            <text:p/>
          </draw:line>
          <draw:frame draw:style-name="gr22" draw:text-style-name="P5" draw:layer="layout" svg:width="5.981cm" svg:height="5.247cm" svg:x="29.752cm" svg:y="6.018cm">
            <draw:text-box>
              <text:p text:style-name="P4"><text:span text:style-name="T2">perceive &lt;taxaDeHoje&gt;</text:span></text:p>
              <text:p text:style-name="P4"><text:span text:style-name="T2">perceive &lt;saldoDevedor&gt;</text:span></text:p>
              <text:p text:style-name="P4"><text:span text:style-name="T2">perceive &lt;valorDisponível&gt;</text:span></text:p>
              <text:p text:style-name="P4"><text:span text:style-name="T2">perceive &lt;valorMínimo&gt;</text:span></text:p>
              <text:p text:style-name="P4"><text:span text:style-name="T2">enter &lt;valorNovo&gt;</text:span></text:p>
              <text:p text:style-name="P4"><text:span text:style-name="T2">perceive &lt;diaDoDébito&gt;</text:span></text:p>
              <text:p text:style-name="P4"><text:span text:style-name="T2">selec &lt;mesDoDébito&gt;</text:span><text:span text:style-name="T2"><text:line-break/></text:span><text:span text:style-name="T2">choose{</text:span></text:p>
              <text:p text:style-name="P4"><text:span text:style-name="T2"><text:s text:c="3"/></text:span><text:span text:style-name="T2">activate “Continuar”</text:span></text:p>
              <text:p text:style-name="P4"><text:span text:style-name="T2"><text:s text:c="3"/></text:span><text:span text:style-name="T2">activate “Retornar”</text:span></text:p>
              <text:p text:style-name="P4"><text:span text:style-name="T2"><text:s text:c="3"/></text:span><text:span text:style-name="T2">activate “Limpar”</text:span></text:p>
              <text:p text:style-name="P4"><text:span text:style-name="T2">}</text:span></text:p>
            </draw:text-box>
          </draw:frame>
        </draw:g>
        <draw:connector draw:style-name="gr23" draw:text-style-name="P1" draw:layer="layout" draw:line-skew="-0.233cm" svg:x1="25.744cm" svg:y1="12.018cm" svg:x2="29.752cm" svg:y2="8.252cm" draw:start-shape="id4" draw:start-glue-point="1" draw:end-shape="id17" draw:end-glue-point="3" svg:d="m25744 12018h1771v-3766h2237">
          <text:p text:style-name="P4"><text:span text:style-name="T2">&lt;disponibilidade&gt;</text:span></text:p>
        </draw:connector>
        <draw:g draw:id="id18">
          <draw:custom-shape draw:style-name="gr8" draw:text-style-name="P2" draw:layer="layout" svg:width="4.445cm" svg:height="1.27cm" svg:x="30.52cm" svg:y="12.795cm">
            <text:p text:style-name="P1"><text:span text:style-name="T1">simularRenovaçã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30.535cm" svg:y1="13.436cm" svg:x2="34.965cm" svg:y2="13.437cm">
            <text:p/>
          </draw:line>
        </draw:g>
        <draw:connector draw:style-name="gr6" draw:text-style-name="P1" draw:layer="layout" svg:x1="32.742cm" svg:y1="11.265cm" svg:x2="32.742cm" svg:y2="12.795cm" draw:start-shape="id17" draw:start-glue-point="2" draw:end-shape="id18" draw:end-glue-point="0" svg:d="m32742 11265v1530">
          <text:p text:style-name="P4"><text:span text:style-name="T2">“</text:span><text:span text:style-name="T2">Continuar”</text:span></text:p>
        </draw:connector>
        <draw:connector draw:style-name="gr24" draw:text-style-name="P8" draw:layer="layout" draw:line-skew="-0.465cm" svg:x1="30.52cm" svg:y1="13.43cm" svg:x2="29.752cm" svg:y2="8.252cm" draw:start-shape="id18" draw:start-glue-point="3" draw:end-shape="id17" draw:end-glue-point="3" svg:d="m30520 13430h-1735v-5178h967">
          <text:p text:style-name="P8"><text:span text:style-name="T2">“</text:span><text:span text:style-name="T2">Novo valor</text:span><text:span text:style-name="T2"><text:line-break/></text:span><text:span text:style-name="T2">fora da faixa!”</text:span></text:p>
        </draw:connector>
        <draw:connector draw:style-name="gr20" draw:text-style-name="P1" draw:layer="layout" draw:line-skew="-0.238cm" svg:x1="32.742cm" svg:y1="5.24cm" svg:x2="23.521cm" svg:y2="6.722cm" draw:start-shape="id17" draw:start-glue-point="0" draw:end-shape="id16" draw:end-glue-point="0" svg:d="m32742 5240v-740h-9221v2222">
          <text:p text:style-name="P4"><text:span text:style-name="T2">“</text:span><text:span text:style-name="T2">Retornar”</text:span></text:p>
        </draw:connector>
        <draw:g draw:id="id19">
          <draw:custom-shape draw:style-name="gr1" draw:text-style-name="P2" draw:layer="layout" svg:width="6.155cm" svg:height="3.65cm" svg:x="38.715cm" svg:y="6.427cm">
            <text:p text:style-name="P1"><text:span text:style-name="T1">Simulação Renovaçã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38.715cm" svg:y1="7.007cm" svg:x2="44.87cm" svg:y2="7.007cm">
            <text:p/>
          </draw:line>
          <draw:frame draw:style-name="gr9" draw:text-style-name="P5" draw:layer="layout" svg:width="6.155cm" svg:height="3.009cm" svg:x="38.715cm" svg:y="7.068cm">
            <draw:text-box>
              <text:p text:style-name="P4"><text:span text:style-name="T2">perceive &lt;simulação&gt;</text:span></text:p>
              <text:p text:style-name="P4"><text:span text:style-name="T2">activate “Retornar”</text:span></text:p>
              <text:p text:style-name="P4"><text:span text:style-name="T2">choose{</text:span></text:p>
              <text:p text:style-name="P4"><text:span text:style-name="T2"><text:s text:c="3"/></text:span><text:span text:style-name="T2">activate “Contratar”</text:span></text:p>
              <text:p text:style-name="P4"><text:span text:style-name="T2"><text:s text:c="3"/></text:span><text:span text:style-name="T2">activate “Imprimir”</text:span></text:p>
              <text:p text:style-name="P4"><text:span text:style-name="T2"><text:s text:c="3"/></text:span><text:span text:style-name="T2">activate “Nova simulação”</text:span></text:p>
              <text:p text:style-name="P4"><text:span text:style-name="T2">}</text:span></text:p>
            </draw:text-box>
          </draw:frame>
        </draw:g>
        <draw:connector draw:style-name="gr6" draw:text-style-name="P1" draw:layer="layout" svg:x1="34.965cm" svg:y1="13.43cm" svg:x2="38.715cm" svg:y2="8.252cm" draw:start-shape="id18" draw:start-glue-point="1" draw:end-shape="id19" svg:d="m34965 13430h1875v-5178h1875">
          <text:p text:style-name="P4"><text:span text:style-name="T2">&lt;simulação&gt;</text:span></text:p>
        </draw:connector>
        <draw:connector draw:style-name="gr20" draw:text-style-name="P1" draw:layer="layout" draw:line-skew="-1.426cm" svg:x1="41.792cm" svg:y1="6.427cm" svg:x2="23.521cm" svg:y2="6.722cm" draw:start-shape="id19" draw:start-glue-point="0" draw:end-shape="id16" draw:end-glue-point="0" svg:d="m41792 6427v-1927h-18271v2222">
          <text:p text:style-name="P4"><text:span text:style-name="T2">“</text:span><text:span text:style-name="T2">Nova simulação”</text:span></text:p>
        </draw:connector>
        <draw:g draw:id="id20">
          <draw:custom-shape draw:style-name="gr25" draw:text-style-name="P2" draw:layer="layout" svg:width="3.81cm" svg:height="1.204cm" svg:x="47.4cm" svg:y="9.451cm">
            <text:p text:style-name="P1"><text:span text:style-name="T1">Mecanismo </text:span><text:span text:style-name="T1"><text:line-break/></text:span><text:span text:style-name="T1">de impressã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1" draw:layer="layout" svg:x1="44.87cm" svg:y1="8.252cm" svg:x2="47.4cm" svg:y2="10.053cm" draw:start-shape="id19" draw:start-glue-point="1" draw:end-shape="id20" svg:d="m44870 8252h1265v1801h1265">
          <text:p text:style-name="P4"><text:span text:style-name="T2">“</text:span><text:span text:style-name="T2">Imprimir”</text:span></text:p>
        </draw:connector>
        <draw:g draw:id="id21">
          <draw:custom-shape draw:style-name="gr26" draw:text-style-name="P2" draw:layer="layout" svg:width="3.81cm" svg:height="1.204cm" svg:x="47.4cm" svg:y="5.876cm">
            <text:p text:style-name="P1"><text:span text:style-name="T1">Realizar </text:span><text:span text:style-name="T1"><text:line-break/></text:span><text:span text:style-name="T1">Contratação 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1" draw:layer="layout" svg:x1="44.87cm" svg:y1="8.252cm" svg:x2="47.4cm" svg:y2="6.478cm" draw:start-shape="id19" draw:start-glue-point="1" draw:end-shape="id21" draw:end-glue-point="3" svg:d="m44870 8252h1265v-1774h1265">
          <text:p text:style-name="P4"><text:span text:style-name="T2">“</text:span><text:span text:style-name="T2">Contratar”</text:span></text:p>
        </draw:connector>
        <draw:g draw:id="id22">
          <draw:custom-shape draw:style-name="gr1" draw:text-style-name="P2" draw:layer="layout" svg:width="6.279cm" svg:height="4.004cm" svg:x="48.496cm" svg:y="27.305cm">
            <text:p text:style-name="P1"><text:span text:style-name="T1">Mensagem via celula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48.496cm" svg:y1="27.914cm" svg:x2="54.775cm" svg:y2="27.914cm">
            <text:p/>
          </draw:line>
          <draw:frame draw:style-name="gr27" draw:text-style-name="P5" draw:layer="layout" svg:width="6.279cm" svg:height="3.403cm" svg:x="48.496cm" svg:y="27.906cm">
            <draw:text-box>
              <text:p text:style-name="P4"><text:span text:style-name="T2">perceive “Passo 3/3”</text:span></text:p>
              <text:p text:style-name="P4"><text:span text:style-name="T2">perceive “Efetivação”</text:span></text:p>
              <text:p text:style-name="P4"><text:span text:style-name="T2">perceive “Conta cadastrada com</text:span></text:p>
              <text:p text:style-name="P4"><text:span text:style-name="T2"><text:s text:c="4"/></text:span><text:span text:style-name="T2">sucesso!”</text:span></text:p>
              <text:p text:style-name="P4"><text:span text:style-name="T2">perceive &lt;valorTransações&gt;</text:span><text:span text:style-name="T2"><text:line-break/></text:span><text:span text:style-name="T2">perceive &lt;valorCartões&gt;</text:span></text:p>
              <text:p text:style-name="P4"><text:span text:style-name="T2">perceive &lt;ddd&gt;, &lt;telefone&gt;</text:span></text:p>
              <text:p text:style-name="P4"><text:span text:style-name="T2">activate “Retornar”</text:span></text:p>
            </draw:text-box>
          </draw:frame>
        </draw:g>
        <draw:connector draw:style-name="gr28" draw:text-style-name="P1" draw:layer="layout" svg:x1="44.788cm" svg:y1="31.257cm" svg:x2="48.496cm" svg:y2="29.307cm" draw:start-shape="id14" draw:start-glue-point="0" draw:end-shape="id22" draw:end-glue-point="3" svg:d="m44788 31257v-1950h3708">
          <text:p text:style-name="P4"><text:span text:style-name="T2">&lt;cadastrado&gt;</text:span></text:p>
        </draw:connector>
        <draw:connector draw:style-name="gr20" draw:text-style-name="P1" draw:layer="layout" draw:line-skew="-0.134cm" svg:x1="51.635cm" svg:y1="27.305cm" svg:x2="9.412cm" svg:y2="30.255cm" draw:start-shape="id22" draw:start-glue-point="0" draw:end-shape="id7" draw:end-glue-point="0" svg:d="m51635 27305v-635h-42223v3585">
          <text:p text:style-name="P4"><text:span text:style-name="T2">Retornar</text:span></text:p>
        </draw:connector>
        <draw:g draw:id="id23">
          <draw:custom-shape draw:style-name="gr25" draw:text-style-name="P2" draw:layer="layout" svg:width="3.81cm" svg:height="1.204cm" svg:x="21.844cm" svg:y="35.232cm">
            <text:p text:style-name="P1"><text:span text:style-name="T1">Mecanismo </text:span><text:span text:style-name="T1"><text:line-break/></text:span><text:span text:style-name="T1">de impressã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1" draw:layer="layout" svg:x1="23.719cm" svg:y1="33.912cm" svg:x2="23.749cm" svg:y2="35.232cm" draw:start-shape="id11" draw:end-shape="id23" draw:end-glue-point="0" svg:d="m23719 33912v660h30v660">
          <text:p text:style-name="P4"><text:span text:style-name="T2">“</text:span><text:span text:style-name="T2">Imprimir”</text:span></text:p>
        </draw:connector>
        <draw:connector draw:style-name="gr7" draw:text-style-name="P3" draw:layer="layout" draw:line-skew="0.656cm -0.242cm" svg:x1="40.368cm" svg:y1="31.897cm" svg:x2="37.828cm" svg:y2="28.622cm" draw:start-shape="id13" draw:start-glue-point="1" draw:end-shape="id13" draw:end-glue-point="0" svg:d="m40368 31897h1158v-4018h-3698v743">
          <text:p/>
        </draw:connector>
      </draw:page>
      <draw:page draw:name="page2" draw:style-name="dp1" draw:master-page-name="Default">
        <office:forms form:automatic-focus="false" form:apply-design-mode="false"/>
        <draw:g draw:id="id25">
          <draw:custom-shape draw:style-name="gr1" draw:text-style-name="P2" draw:layer="layout" svg:width="6.547cm" svg:height="2.603cm" svg:x="10.963cm" svg:y="6.761cm">
            <text:p text:style-name="P1"><text:span text:style-name="T1">Menu de simulaçã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0.963cm" svg:y1="7.373cm" svg:x2="17.51cm" svg:y2="7.373cm">
            <text:p/>
          </draw:line>
          <draw:frame draw:style-name="gr29" draw:text-style-name="P5" draw:layer="layout" svg:width="6.547cm" svg:height="2.011cm" svg:x="10.963cm" svg:y="7.402cm">
            <draw:text-box>
              <text:p text:style-name="P4"><text:span text:style-name="T2">choose {</text:span></text:p>
              <text:p text:style-name="P4"><text:span text:style-name="T2"><text:s text:c="3"/></text:span><text:span text:style-name="T2">activate “Crédito Renovação”</text:span></text:p>
              <text:p text:style-name="P4"><text:span text:style-name="T2"><text:s text:c="3"/></text:span><text:span text:style-name="T2">activate “Renovação Consignação”</text:span></text:p>
              <text:p text:style-name="P4"><text:span text:style-name="T2">}</text:span></text:p>
            </draw:text-box>
          </draw:frame>
        </draw:g>
        <draw:g draw:id="id24">
          <draw:custom-shape draw:style-name="gr4" draw:text-style-name="P2" draw:layer="layout" svg:width="4.565cm" svg:height="1.204cm" svg:x="6.595cm" svg:y="4.241cm">
            <text:p text:style-name="P1"><text:span text:style-name="T1">Página Principa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3" draw:id="id26" draw:layer="layout" svg:width="0.772cm" svg:height="0.772cm" svg:x="8.483cm" svg:y="2.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1.16cm" svg:y1="4.843cm" svg:x2="14.236cm" svg:y2="6.761cm" draw:start-shape="id24" draw:start-glue-point="1" draw:end-shape="id25" svg:d="m11160 4843h3076v1918">
          <text:p text:style-name="P4"><text:span text:style-name="T2">“</text:span><text:span text:style-name="T2">Renove seu crétido - Simulação”</text:span></text:p>
        </draw:connector>
        <draw:connector draw:style-name="gr7" draw:text-style-name="P3" draw:layer="layout" svg:x1="8.869cm" svg:y1="3.042cm" svg:x2="8.877cm" svg:y2="4.241cm" draw:start-shape="id26" draw:start-glue-point="8" draw:end-shape="id24" draw:end-glue-point="0" svg:d="m8869 3042v600h8v599">
          <text:p/>
        </draw:connector>
        <draw:g draw:id="id27">
          <draw:custom-shape draw:style-name="gr8" draw:text-style-name="P2" draw:layer="layout" svg:width="4.445cm" svg:height="1.27cm" svg:x="24.83cm" svg:y="10.53cm">
            <text:p text:style-name="P1"><text:span text:style-name="T1">avaliarDisponibilida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24.845cm" svg:y1="11.171cm" svg:x2="29.275cm" svg:y2="11.172cm">
            <text:p/>
          </draw:line>
        </draw:g>
        <draw:g draw:id="id28">
          <draw:custom-shape draw:style-name="gr1" draw:text-style-name="P2" draw:layer="layout" svg:width="9.149cm" svg:height="2.348cm" svg:x="10.86cm" svg:y="11.752cm">
            <text:p text:style-name="P1"><text:span text:style-name="T1">Falha na simulaçã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0.86cm" svg:y1="12.386cm" svg:x2="20.009cm" svg:y2="12.386cm">
            <text:p/>
          </draw:line>
          <draw:frame draw:style-name="gr30" draw:text-style-name="P5" draw:layer="layout" svg:width="9.149cm" svg:height="1.714cm" svg:x="10.86cm" svg:y="12.331cm">
            <draw:text-box>
              <text:p text:style-name="P4"><text:span text:style-name="T2">perceive “Problema na execução de sua solicitação... </text:span></text:p>
              <text:p text:style-name="P4"><text:span text:style-name="T2"><text:s text:c="4"/></text:span><text:span text:style-name="T2">Margem/ident. nao localizados (G999-923)” </text:span></text:p>
              <text:p text:style-name="P4"><text:span text:style-name="T2">activate “Retornar”</text:span></text:p>
            </draw:text-box>
          </draw:frame>
        </draw:g>
        <draw:connector draw:style-name="gr10" draw:text-style-name="P7" draw:layer="layout" svg:x1="24.83cm" svg:y1="11.165cm" svg:x2="20.009cm" svg:y2="12.926cm" draw:start-shape="id27" draw:start-glue-point="3" draw:end-shape="id28" draw:end-glue-point="1" svg:d="m24830 11165h-2411v1761h-2410">
          <text:p text:style-name="P1"><text:span text:style-name="T2">&lt;G999-923&gt;</text:span></text:p>
        </draw:connector>
        <draw:connector draw:style-name="gr11" draw:text-style-name="P1" draw:layer="layout" svg:x1="10.86cm" svg:y1="12.926cm" svg:x2="8.877cm" svg:y2="5.445cm" draw:start-shape="id28" draw:start-glue-point="3" draw:end-shape="id24" draw:end-glue-point="2" svg:d="m10860 12926h-1983v-7481">
          <text:p text:style-name="P4"><text:span text:style-name="T2">“</text:span><text:span text:style-name="T2">Retornar”</text:span></text:p>
        </draw:connector>
        <draw:g draw:id="id30">
          <draw:custom-shape draw:style-name="gr1" draw:text-style-name="P2" draw:layer="layout" svg:width="5.044cm" svg:height="3.311cm" svg:x="6.89cm" svg:y="30.242cm">
            <text:p text:style-name="P1"><text:span text:style-name="T1">Selecionar con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6.89cm" svg:y1="30.854cm" svg:x2="11.934cm" svg:y2="30.854cm">
            <text:p/>
          </draw:line>
          <draw:frame draw:style-name="gr12" draw:text-style-name="P5" draw:layer="layout" svg:width="5.044cm" svg:height="2.635cm" svg:x="6.89cm" svg:y="30.918cm">
            <draw:text-box>
              <text:p text:style-name="P4"><text:span text:style-name="T2">select &lt;conta&gt;</text:span><text:span text:style-name="T2"><text:line-break/></text:span><text:span text:style-name="T2">choose {</text:span></text:p>
              <text:p text:style-name="P4"><text:span text:style-name="T2"><text:s text:c="3"/></text:span><text:span text:style-name="T2">activate “Excluir”</text:span></text:p>
              <text:p text:style-name="P4"><text:span text:style-name="T2"><text:s text:c="3"/></text:span><text:span text:style-name="T2">activate “Incluir”</text:span></text:p>
              <text:p text:style-name="P4"><text:span text:style-name="T2">}</text:span></text:p>
              <text:p text:style-name="P4"><text:span text:style-name="T2"/></text:p>
            </draw:text-box>
          </draw:frame>
        </draw:g>
        <draw:g draw:id="id29">
          <draw:custom-shape draw:style-name="gr4" draw:text-style-name="P2" draw:layer="layout" svg:width="3.81cm" svg:height="1.204cm" svg:x="4.215cm" svg:y="27.906cm">
            <text:p text:style-name="P1"><text:span text:style-name="T1">Página Principa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" draw:text-style-name="P3" draw:id="id31" draw:layer="layout" svg:width="0.772cm" svg:height="0.772cm" svg:x="5.733cm" svg:y="26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6" draw:layer="layout" svg:x1="6.12cm" svg:y1="29.11cm" svg:x2="6.89cm" svg:y2="31.897cm" draw:start-shape="id29" draw:start-glue-point="2" draw:end-shape="id30" draw:end-glue-point="3" svg:d="m6120 29110v2787h770">
          <text:p text:style-name="P4"><text:span text:style-name="T2">“</text:span><text:span text:style-name="T2">Mensagem via celular”</text:span></text:p>
        </draw:connector>
        <draw:connector draw:style-name="gr7" draw:text-style-name="P3" draw:layer="layout" svg:x1="6.119cm" svg:y1="26.922cm" svg:x2="6.12cm" svg:y2="27.906cm" draw:start-shape="id31" draw:start-glue-point="8" draw:end-shape="id29" draw:end-glue-point="0" svg:d="m6119 26922v493h1v491">
          <text:p/>
        </draw:connector>
        <draw:g draw:id="id37">
          <draw:custom-shape draw:style-name="gr8" draw:text-style-name="P2" draw:layer="layout" svg:width="4.445cm" svg:height="1.27cm" svg:x="32.292cm" svg:y="37.029cm">
            <text:p text:style-name="P1"><text:span text:style-name="T1">efetuarAdesã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32.307cm" svg:y1="37.67cm" svg:x2="36.737cm" svg:y2="37.671cm">
            <text:p/>
          </draw:line>
        </draw:g>
        <draw:connector draw:style-name="gr6" draw:text-style-name="P7" draw:layer="layout" svg:x1="11.934cm" svg:y1="31.897cm" svg:x2="13.448cm" svg:y2="31.897cm" draw:start-shape="id30" draw:start-glue-point="1" draw:end-shape="id32" draw:end-glue-point="3" svg:d="m11934 31897h1514">
          <text:p text:style-name="P1"><text:span text:style-name="T2">“</text:span><text:span text:style-name="T2">Incluir”</text:span></text:p>
          <text:p text:style-name="P1"><text:span text:style-name="T2"/></text:p>
        </draw:connector>
        <draw:g draw:id="id33">
          <draw:custom-shape draw:style-name="gr1" draw:text-style-name="P2" draw:layer="layout" svg:width="8.285cm" svg:height="2.81cm" svg:x="11.593cm" svg:y="35.578cm">
            <text:p text:style-name="P1"><text:span text:style-name="T1">Conta já cadastrad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1.593cm" svg:y1="36.097cm" svg:x2="19.878cm" svg:y2="36.097cm">
            <text:p/>
          </draw:line>
          <draw:frame draw:style-name="gr31" draw:text-style-name="P5" draw:layer="layout" svg:width="8.285cm" svg:height="2.236cm" svg:x="11.593cm" svg:y="36.152cm">
            <draw:text-box>
              <text:p text:style-name="P4"><text:span text:style-name="T2">perceive “20X5 - Esta conta já está cadastrada.</text:span></text:p>
              <text:p text:style-name="P4"><text:span text:style-name="T2"><text:s text:c="4"/></text:span><text:span text:style-name="T2">Para alterar o número do celular e/ou valores,</text:span></text:p>
              <text:p text:style-name="P4"><text:span text:style-name="T2"><text:s text:c="4"/></text:span><text:span text:style-name="T2">exclua o serviço e faça nova adesão”</text:span></text:p>
              <text:p text:style-name="P4"><text:span text:style-name="T2">activate “Retornar”</text:span></text:p>
            </draw:text-box>
          </draw:frame>
        </draw:g>
        <draw:connector draw:style-name="gr15" draw:text-style-name="P7" draw:layer="layout" svg:x1="11.593cm" svg:y1="36.983cm" svg:x2="9.412cm" svg:y2="33.553cm" draw:start-shape="id33" draw:start-glue-point="3" draw:end-shape="id30" draw:end-glue-point="2" svg:d="m11593 36983h-2181v-3430">
          <text:p text:style-name="P1"><text:span text:style-name="T2">Retornar</text:span></text:p>
        </draw:connector>
        <draw:g draw:id="id32">
          <draw:custom-shape draw:style-name="gr1" draw:text-style-name="P2" draw:layer="layout" svg:width="5.54cm" svg:height="3.311cm" svg:x="13.448cm" svg:y="30.242cm">
            <text:p text:style-name="P1"><text:span text:style-name="T1">Apresentação do serviç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13.448cm" svg:y1="30.854cm" svg:x2="18.988cm" svg:y2="30.854cm">
            <text:p/>
          </draw:line>
          <draw:frame draw:style-name="gr12" draw:text-style-name="P5" draw:layer="layout" svg:width="5.54cm" svg:height="2.635cm" svg:x="13.448cm" svg:y="30.918cm">
            <draw:text-box>
              <text:p text:style-name="P4"><text:span text:style-name="T2">perceive &lt;informaçõesServiço&gt;</text:span><text:span text:style-name="T2"><text:line-break/></text:span><text:span text:style-name="T2">choose {</text:span></text:p>
              <text:p text:style-name="P4"><text:span text:style-name="T2"><text:s text:c="3"/></text:span><text:span text:style-name="T2">activate “Retornar”</text:span></text:p>
              <text:p text:style-name="P4"><text:span text:style-name="T2"><text:s text:c="3"/></text:span><text:span text:style-name="T2">activate “Continuar”</text:span></text:p>
              <text:p text:style-name="P4"><text:span text:style-name="T2">}</text:span></text:p>
              <text:p text:style-name="P4"><text:span text:style-name="T2"/></text:p>
            </draw:text-box>
          </draw:frame>
        </draw:g>
        <draw:connector draw:style-name="gr6" draw:text-style-name="P7" draw:layer="layout" svg:x1="18.988cm" svg:y1="31.897cm" svg:x2="21.199cm" svg:y2="31.897cm" draw:start-shape="id32" draw:start-glue-point="1" draw:end-shape="id34" draw:end-glue-point="3" svg:d="m18988 31897h2211">
          <text:p text:style-name="P1"><text:span text:style-name="T2">“</text:span><text:span text:style-name="T2">Continuar”</text:span></text:p>
          <text:p text:style-name="P1"><text:span text:style-name="T2"/></text:p>
        </draw:connector>
        <draw:g draw:id="id34">
          <draw:custom-shape draw:style-name="gr1" draw:text-style-name="P2" draw:layer="layout" svg:width="5.04cm" svg:height="4.003cm" svg:x="21.199cm" svg:y="29.896cm">
            <text:p text:style-name="P1"><text:span text:style-name="T1">Termo de adesã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21.199cm" svg:y1="30.508cm" svg:x2="26.239cm" svg:y2="30.508cm">
            <text:p/>
          </draw:line>
          <draw:frame draw:style-name="gr16" draw:text-style-name="P5" draw:layer="layout" svg:width="5.04cm" svg:height="3.327cm" svg:x="21.199cm" svg:y="30.572cm">
            <draw:text-box>
              <text:p text:style-name="P4"><text:span text:style-name="T2">perceive &lt;termoDeAdesão&gt;</text:span></text:p>
              <text:p text:style-name="P4"><text:span text:style-name="T2">select &lt;concordância&gt;</text:span><text:span text:style-name="T2"><text:line-break/></text:span><text:span text:style-name="T2">choose {</text:span></text:p>
              <text:p text:style-name="P4"><text:span text:style-name="T2"><text:s text:c="3"/></text:span><text:span text:style-name="T2">activate “Imprimir”</text:span></text:p>
              <text:p text:style-name="P4"><text:span text:style-name="T2"><text:s text:c="3"/></text:span><text:span text:style-name="T2">activate “Discordo”</text:span></text:p>
              <text:p text:style-name="P4"><text:span text:style-name="T2"><text:s text:c="3"/></text:span><text:span text:style-name="T2">activate “Concordo”</text:span></text:p>
              <text:p text:style-name="P4"><text:span text:style-name="T2">}</text:span></text:p>
            </draw:text-box>
          </draw:frame>
        </draw:g>
        <draw:g draw:id="id35">
          <draw:custom-shape draw:style-name="gr1" draw:text-style-name="P2" draw:layer="layout" svg:width="4.821cm" svg:height="5.717cm" svg:x="28.506cm" svg:y="29.039cm">
            <text:p text:style-name="P1"><text:span text:style-name="T1">Dados para adesã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28.506cm" svg:y1="29.708cm" svg:x2="33.327cm" svg:y2="29.708cm">
            <text:p/>
          </draw:line>
          <draw:frame draw:style-name="gr17" draw:text-style-name="P5" draw:layer="layout" svg:width="4.821cm" svg:height="4.979cm" svg:x="28.506cm" svg:y="29.777cm">
            <draw:text-box>
              <text:p text:style-name="P4"><text:span text:style-name="T2">perceive “Passo 1/3”</text:span></text:p>
              <text:p text:style-name="P4"><text:span text:style-name="T2">perceive “Preenchimento”</text:span></text:p>
              <text:p text:style-name="P4"><text:span text:style-name="T2">enter &lt;ddd&gt;</text:span></text:p>
              <text:p text:style-name="P4"><text:span text:style-name="T2">enter &lt;telefone&gt;</text:span></text:p>
              <text:p text:style-name="P4"><text:span text:style-name="T2">enter &lt;ddd-confirmar&gt;</text:span></text:p>
              <text:p text:style-name="P4"><text:span text:style-name="T2">enter &lt;telefone-confirmar&gt;</text:span></text:p>
              <text:p text:style-name="P4"><text:span text:style-name="T2">select &lt;valorTransações&gt;</text:span><text:span text:style-name="T2"><text:line-break/></text:span><text:span text:style-name="T2">select &lt;valorCartões&gt;</text:span></text:p>
              <text:p text:style-name="P4"><text:span text:style-name="T2">choose {</text:span></text:p>
              <text:p text:style-name="P4"><text:span text:style-name="T2"><text:s text:c="3"/></text:span><text:span text:style-name="T2">activate “Retornar”</text:span></text:p>
              <text:p text:style-name="P4"><text:span text:style-name="T2"><text:s text:c="3"/></text:span><text:span text:style-name="T2">activate “Cadastrar”</text:span></text:p>
              <text:p text:style-name="P4"><text:span text:style-name="T2">}</text:span></text:p>
            </draw:text-box>
          </draw:frame>
        </draw:g>
        <draw:connector draw:style-name="gr6" draw:text-style-name="P1" draw:layer="layout" svg:x1="26.239cm" svg:y1="31.897cm" svg:x2="28.506cm" svg:y2="31.897cm" draw:start-shape="id34" draw:start-glue-point="1" draw:end-shape="id35" draw:end-glue-point="3" svg:d="m26239 31897h2267">
          <text:p text:style-name="P1"><text:span text:style-name="T2">“</text:span><text:span text:style-name="T2">Concordo”</text:span></text:p>
          <text:p text:style-name="P1"><text:span text:style-name="T2"/></text:p>
        </draw:connector>
        <draw:g draw:id="id36">
          <draw:custom-shape draw:style-name="gr1" draw:text-style-name="P2" draw:layer="layout" svg:width="5.08cm" svg:height="6.55cm" svg:x="35.288cm" svg:y="28.622cm">
            <text:p text:style-name="P1"><text:span text:style-name="T1">Confirmação dos dado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35.288cm" svg:y1="29.234cm" svg:x2="40.368cm" svg:y2="29.234cm">
            <text:p/>
          </draw:line>
          <draw:frame draw:style-name="gr18" draw:text-style-name="P5" draw:layer="layout" svg:width="5.08cm" svg:height="5.767cm" svg:x="35.288cm" svg:y="29.298cm">
            <draw:text-box>
              <text:p text:style-name="P4"><text:span text:style-name="T2">perceive “Passo 2/3”</text:span></text:p>
              <text:p text:style-name="P4"><text:span text:style-name="T2">perceive “Confirmação”</text:span></text:p>
              <text:p text:style-name="P4"><text:span text:style-name="T2">perceive &lt;nome&gt;</text:span></text:p>
              <text:p text:style-name="P4"><text:span text:style-name="T2">perceive &lt;conta&gt;</text:span></text:p>
              <text:p text:style-name="P4"><text:span text:style-name="T2">perceive &lt;ddd&gt;</text:span></text:p>
              <text:p text:style-name="P4"><text:span text:style-name="T2">perceive &lt;telefone&gt;</text:span></text:p>
              <text:p text:style-name="P4"><text:span text:style-name="T2">perceive &lt;valorTransações&gt;</text:span><text:span text:style-name="T2"><text:line-break/></text:span><text:span text:style-name="T2">perceive &lt;valorCartões&gt;</text:span></text:p>
              <text:p text:style-name="P4"><text:span text:style-name="T2">enter &lt;assinaturaEletrônica&gt;</text:span></text:p>
              <text:p text:style-name="P4"><text:span text:style-name="T2">choose {</text:span></text:p>
              <text:p text:style-name="P4"><text:span text:style-name="T2"><text:s text:c="3"/></text:span><text:span text:style-name="T2">activate “Cancelar”</text:span></text:p>
              <text:p text:style-name="P4"><text:span text:style-name="T2"><text:s text:c="3"/></text:span><text:span text:style-name="T2">activate “Limpar”</text:span></text:p>
              <text:p text:style-name="P4"><text:span text:style-name="T2"><text:s text:c="3"/></text:span><text:span text:style-name="T2">activate “Confirmar”</text:span></text:p>
              <text:p text:style-name="P4"><text:span text:style-name="T2">}</text:span></text:p>
            </draw:text-box>
          </draw:frame>
        </draw:g>
        <draw:connector draw:style-name="gr6" draw:text-style-name="P7" draw:layer="layout" svg:x1="33.327cm" svg:y1="31.897cm" svg:x2="35.288cm" svg:y2="31.897cm" draw:start-shape="id35" draw:start-glue-point="1" draw:end-shape="id36" svg:d="m33327 31897h1961">
          <text:p text:style-name="P1"><text:span text:style-name="T2">“</text:span><text:span text:style-name="T2">Cadastrar”</text:span></text:p>
          <text:p text:style-name="P1"><text:span text:style-name="T2"/></text:p>
        </draw:connector>
        <draw:connector draw:style-name="gr6" draw:text-style-name="P7" draw:layer="layout" svg:x1="37.828cm" svg:y1="35.172cm" svg:x2="36.737cm" svg:y2="37.664cm" draw:start-shape="id36" draw:start-glue-point="2" draw:end-shape="id37" draw:end-glue-point="1" svg:d="m37828 35172v2492h-1091">
          <text:p text:style-name="P1"><text:span text:style-name="T2">“</text:span><text:span text:style-name="T2">Confirmar”</text:span></text:p>
          <text:p text:style-name="P1"><text:span text:style-name="T2"/></text:p>
        </draw:connector>
        <draw:connector draw:style-name="gr24" draw:text-style-name="P1" draw:layer="layout" draw:line-skew="0.21cm" svg:x1="34.514cm" svg:y1="38.299cm" svg:x2="15.735cm" svg:y2="38.388cm" draw:start-shape="id37" draw:start-glue-point="2" draw:end-shape="id33" draw:end-glue-point="2" svg:d="m34514 38299v801h-18779v-712">
          <text:p text:style-name="P4"><text:span text:style-name="T2">&lt;20X5&gt;</text:span></text:p>
        </draw:connector>
        <draw:connector draw:style-name="gr20" draw:text-style-name="P1" draw:layer="layout" draw:line-skew="-1.482cm" svg:x1="23.719cm" svg:y1="29.896cm" svg:x2="9.412cm" svg:y2="30.242cm" draw:start-shape="id34" draw:start-glue-point="0" draw:end-shape="id30" draw:end-glue-point="0" svg:d="m23719 29896v-1984h-14307v2330">
          <text:p text:style-name="P4"><text:span text:style-name="T2">“</text:span><text:span text:style-name="T2">Discordo”</text:span></text:p>
        </draw:connector>
        <draw:connector draw:style-name="gr20" draw:text-style-name="P1" draw:layer="layout" draw:line-skew="-1.845cm" svg:x1="16.218cm" svg:y1="30.242cm" svg:x2="9.412cm" svg:y2="30.242cm" draw:start-shape="id32" draw:end-shape="id30" draw:end-glue-point="0" svg:d="m16218 30242v-2347h-6806v2347">
          <text:p text:style-name="P4"><text:span text:style-name="T2">“</text:span><text:span text:style-name="T2">Retornar”</text:span></text:p>
        </draw:connector>
        <draw:connector draw:style-name="gr20" draw:text-style-name="P1" draw:layer="layout" draw:line-skew="-0.209cm" svg:x1="37.828cm" svg:y1="28.622cm" svg:x2="9.412cm" svg:y2="30.242cm" draw:start-shape="id36" draw:start-glue-point="0" draw:end-shape="id30" draw:end-glue-point="0" svg:d="m37828 28622v-710h-28416v2330">
          <text:p text:style-name="P4"><text:span text:style-name="T2">“</text:span><text:span text:style-name="T2">Cancelar”</text:span></text:p>
        </draw:connector>
        <draw:connector draw:style-name="gr20" draw:text-style-name="P1" draw:layer="layout" draw:line-skew="-0.625cm" svg:x1="30.916cm" svg:y1="29.039cm" svg:x2="9.412cm" svg:y2="30.242cm" draw:start-shape="id35" draw:start-glue-point="0" draw:end-shape="id30" draw:end-glue-point="0" svg:d="m30916 29039v-1127h-21504v2330">
          <text:p text:style-name="P4"><text:span text:style-name="T2">“</text:span><text:span text:style-name="T2">Retornar”</text:span></text:p>
        </draw:connector>
        <draw:g draw:id="id38">
          <draw:custom-shape draw:style-name="gr8" draw:text-style-name="P2" draw:layer="layout" svg:width="4.445cm" svg:height="1.27cm" svg:x="18.704cm" svg:y="7.452cm">
            <text:p text:style-name="P1"><text:span text:style-name="T1">consultarContrato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18.719cm" svg:y1="8.093cm" svg:x2="23.149cm" svg:y2="8.094cm">
            <text:p/>
          </draw:line>
        </draw:g>
        <draw:connector draw:style-name="gr11" draw:text-style-name="P1" draw:layer="layout" svg:x1="14.236cm" svg:y1="9.413cm" svg:x2="20.926cm" svg:y2="8.722cm" draw:start-shape="id25" draw:start-glue-point="2" draw:end-shape="id38" svg:d="m14236 9413v501h6690v-1192">
          <text:p text:style-name="P1"><text:span text:style-name="T2">“</text:span><text:span text:style-name="T2">Renovação Consignação”</text:span></text:p>
        </draw:connector>
        <draw:g draw:id="id39">
          <draw:custom-shape draw:style-name="gr1" draw:text-style-name="P2" draw:layer="layout" svg:width="5.442cm" svg:height="2.596cm" svg:x="24.333cm" svg:y="6.789cm">
            <text:p text:style-name="P1"><text:span text:style-name="T1">Seleção de contrato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35.4863367093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24.333cm" svg:y1="7.438cm" svg:x2="29.775cm" svg:y2="7.438cm">
            <text:p/>
          </draw:line>
          <draw:frame draw:style-name="gr32" draw:text-style-name="P5" draw:layer="layout" svg:width="5.442cm" svg:height="1.866cm" svg:x="24.333cm" svg:y="7.519cm">
            <draw:text-box>
              <text:p text:style-name="P4"><text:span text:style-name="T2">sequence{</text:span></text:p>
              <text:p text:style-name="P4"><text:span text:style-name="T2"><text:s text:c="3"/></text:span><text:span text:style-name="T2">select &lt;listaDeContratos]</text:span></text:p>
              <text:p text:style-name="P4"><text:span text:style-name="T2"><text:s text:c="3"/></text:span><text:span text:style-name="T2">activate “Continuar”</text:span></text:p>
              <text:p text:style-name="P4"><text:span text:style-name="T2">}</text:span></text:p>
            </draw:text-box>
          </draw:frame>
        </draw:g>
        <draw:connector draw:style-name="gr28" draw:text-style-name="P1" draw:layer="layout" draw:line-skew="-0.208cm" svg:x1="20.926cm" svg:y1="7.452cm" svg:x2="27.054cm" svg:y2="6.789cm" draw:start-shape="id38" draw:start-glue-point="0" draw:end-shape="id39" svg:d="m20926 7452v-1372h6128v709">
          <text:p text:style-name="P4"><text:span text:style-name="T2">&lt;listaDeContratos&gt;</text:span></text:p>
          <text:p text:style-name="P4"><text:span text:style-name="T2"/></text:p>
        </draw:connector>
        <draw:connector draw:style-name="gr6" draw:text-style-name="P1" draw:layer="layout" svg:x1="27.054cm" svg:y1="9.385cm" svg:x2="27.052cm" svg:y2="10.53cm" draw:start-shape="id39" draw:start-glue-point="2" draw:end-shape="id27" svg:d="m27054 9385v573h-2v572">
          <text:p text:style-name="P4"><text:span text:style-name="T2">“</text:span><text:span text:style-name="T2">Continuar”</text:span></text:p>
          <text:p text:style-name="P4"><text:span text:style-name="T2"/></text:p>
        </draw:connector>
        <draw:connector draw:style-name="gr6" draw:text-style-name="P1" draw:layer="layout" svg:x1="27.052cm" svg:y1="11.8cm" svg:x2="27.029cm" svg:y2="13.131cm" draw:start-shape="id27" draw:start-glue-point="2" draw:end-shape="id40" svg:d="m27052 11800v666h-23v665">
          <text:p text:style-name="P4"><text:span text:style-name="T2">&lt;disponibilidade&gt;</text:span></text:p>
        </draw:connector>
        <draw:g draw:id="id40">
          <draw:custom-shape draw:style-name="gr26" draw:text-style-name="P2" draw:layer="layout" svg:width="3.81cm" svg:height="1.204cm" svg:x="25.124cm" svg:y="13.131cm">
            <text:p text:style-name="P1"><text:span text:style-name="T1">Resultado da </text:span><text:span text:style-name="T1"><text:line-break/></text:span><text:span text:style-name="T1">Simulaçã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20" draw:text-style-name="P1" draw:layer="layout" svg:x1="34.514cm" svg:y1="37.029cm" svg:x2="30.35cm" svg:y2="36.258cm" draw:start-shape="id37" draw:start-glue-point="0" draw:end-shape="id41" draw:end-glue-point="1" svg:d="m34514 37029v-771h-4164">
          <text:p text:style-name="P4"><text:span text:style-name="T2">&lt;cadastrado&gt;</text:span></text:p>
        </draw:connector>
        <draw:g draw:id="id41">
          <draw:custom-shape draw:style-name="gr26" draw:text-style-name="P2" draw:layer="layout" svg:width="3.81cm" svg:height="1.204cm" svg:x="26.54cm" svg:y="35.656cm">
            <text:p text:style-name="P1"><text:span text:style-name="T1">Cadastro </text:span><text:span text:style-name="T1"><text:line-break/></text:span><text:span text:style-name="T1">Efetivad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id="id42">
          <draw:custom-shape draw:style-name="gr25" draw:text-style-name="P2" draw:layer="layout" svg:width="3.81cm" svg:height="1.204cm" svg:x="21.816cm" svg:y="35.68cm">
            <text:p text:style-name="P1"><text:span text:style-name="T1">Mecanismo </text:span><text:span text:style-name="T1"><text:line-break/></text:span><text:span text:style-name="T1">de impressã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1" draw:layer="layout" svg:x1="23.719cm" svg:y1="33.899cm" svg:x2="23.721cm" svg:y2="35.68cm" draw:start-shape="id34" draw:start-glue-point="2" draw:end-shape="id42" draw:end-glue-point="0" svg:d="m23719 33899v891h2v890">
          <text:p text:style-name="P4"><text:span text:style-name="T2">“</text:span><text:span text:style-name="T2">Imprimir”</text:span></text:p>
        </draw:connector>
        <draw:custom-shape draw:style-name="gr33" draw:text-style-name="P9" draw:layer="layout" svg:width="1.27cm" svg:height="1.27cm" svg:x="16.905cm" svg:y="6.015cm">
          <text:p text:style-name="P3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1.27cm" svg:height="1.27cm" svg:x="29.164cm" svg:y="6.062cm">
          <text:p text:style-name="P3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1.27cm" svg:height="1.27cm" svg:x="19.364cm" svg:y="11.068cm">
          <text:p text:style-name="P3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1.27cm" svg:height="1.27cm" svg:x="19.275cm" svg:y="34.762cm">
          <text:p text:style-name="P3"><text:span text:style-name="T3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1.27cm" svg:height="1.27cm" svg:x="39.84cm" svg:y="27.915cm">
          <text:p text:style-name="P3"><text:span text:style-name="T3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1.27cm" svg:height="1.27cm" svg:x="32.775cm" svg:y="28.362cm">
          <text:p text:style-name="P3"><text:span text:style-name="T3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1.27cm" svg:height="1.27cm" svg:x="25.581cm" svg:y="29.215cm">
          <text:p text:style-name="P3"><text:span text:style-name="T3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1.27cm" svg:height="1.27cm" svg:x="18.428cm" svg:y="29.515cm">
          <text:p text:style-name="P3"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draw:layer="layout" svg:width="1.27cm" svg:height="1.27cm" svg:x="11.436cm" svg:y="29.522cm">
          <text:p text:style-name="P3"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3" draw:layer="layout" svg:x1="22.59cm" svg:y1="39.3cm" svg:x2="23.86cm" svg:y2="39.3cm">
          <text:p/>
        </draw:line>
        <draw:g draw:id="id45">
          <draw:custom-shape draw:style-name="gr35" draw:text-style-name="P2" draw:layer="layout" svg:width="5.807cm" svg:height="5.215cm" svg:x="41.048cm" svg:y="4.176cm">
            <text:p text:style-name="P1"><text:span text:style-name="T1">Copiar arquivo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428.680981595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41.048cm" svg:y1="4.9cm" svg:x2="46.855cm" svg:y2="4.9cm">
            <text:p/>
          </draw:line>
          <draw:frame draw:style-name="gr36" draw:text-style-name="P5" draw:layer="layout" svg:width="5.807cm" svg:height="4.141cm" svg:x="41.048cm" svg:y="4.822cm">
            <draw:text-box>
              <text:p text:style-name="P4"><text:span text:style-name="T2">sequence{</text:span></text:p>
              <text:p text:style-name="P4"><text:span text:style-name="T2"><text:s text:c="3"/></text:span><text:span text:style-name="T2">join{</text:span></text:p>
              <text:p text:style-name="P4"><text:span text:style-name="T2"><text:s text:c="6"/></text:span><text:span text:style-name="T2">enter &lt;origem&gt;</text:span></text:p>
              <text:p text:style-name="P4"><text:span text:style-name="T2"><text:s text:c="6"/></text:span><text:span text:style-name="T2">enter &lt;destino&gt;</text:span></text:p>
              <text:p text:style-name="P4"><text:span text:style-name="T2"><text:s text:c="3"/></text:span><text:span text:style-name="T2">}</text:span></text:p>
              <text:p text:style-name="P4"><text:span text:style-name="T2"><text:s text:c="3"/></text:span><text:span text:style-name="T2">activate “copiar”</text:span></text:p>
              <text:p text:style-name="P4"><text:span text:style-name="T2"><text:s text:c="3"/></text:span><text:span text:style-name="T2">perceive “arquivo copiado!” </text:span><text:span text:style-name="T2"><text:line-break/></text:span><text:span text:style-name="T2"> <text:s text:c="6"/>(if &lt;ok&gt; was returned)</text:span></text:p>
              <text:p text:style-name="P4"><text:span text:style-name="T2">}</text:span></text:p>
              <text:p text:style-name="P4"><text:span text:style-name="T2">activate “sair”</text:span></text:p>
            </draw:text-box>
          </draw:frame>
        </draw:g>
        <draw:custom-shape draw:style-name="gr5" draw:text-style-name="P3" draw:layer="layout" svg:width="0.772cm" svg:height="0.772cm" svg:x="39.22cm" svg:y="5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7" draw:text-style-name="P3" draw:layer="layout" svg:width="1.084cm" svg:height="0cm" svg:x="39.992cm" svg:y="6.326cm" svg:viewBox="0 0 1085 0" draw:points="0,0 1014,0 1085,0">
          <text:p/>
        </draw:polyline>
        <draw:g draw:id="id43">
          <draw:custom-shape draw:style-name="gr8" draw:text-style-name="P2" draw:layer="layout" svg:width="4.445cm" svg:height="1.27cm" svg:x="41.736cm" svg:y="10.826cm">
            <text:p text:style-name="P1"><text:span text:style-name="T1">efetuarCópi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41.751cm" svg:y1="11.467cm" svg:x2="46.181cm" svg:y2="11.468cm">
            <text:p/>
          </draw:line>
        </draw:g>
        <draw:g draw:id="id44">
          <draw:custom-shape draw:style-name="gr35" draw:text-style-name="P2" draw:layer="layout" svg:width="5.715cm" svg:height="2.307cm" svg:x="41.096cm" svg:y="13.51cm">
            <text:p text:style-name="P1"><text:span text:style-name="T1">Copiando arquivo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239.676113360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" draw:text-style-name="P3" draw:layer="layout" svg:x1="41.096cm" svg:y1="14.131cm" svg:x2="46.811cm" svg:y2="14.131cm">
            <text:p/>
          </draw:line>
          <draw:frame draw:style-name="gr38" draw:text-style-name="P5" draw:layer="layout" svg:width="5.715cm" svg:height="1.685cm" svg:x="41.096cm" svg:y="14.163cm">
            <draw:text-box>
              <text:p text:style-name="P4"><text:span text:style-name="T2">perceive &lt;origem&gt;</text:span></text:p>
              <text:p text:style-name="P4"><text:span text:style-name="T2">perceive &lt;destino&gt;</text:span></text:p>
              <text:p text:style-name="P4"><text:span text:style-name="T2">perceive &lt;progresso&gt;</text:span></text:p>
            </draw:text-box>
          </draw:frame>
        </draw:g>
        <draw:polyline draw:style-name="gr39" draw:text-style-name="P3" draw:layer="layout" svg:width="1.249cm" svg:height="0cm" svg:x="39.796cm" svg:y="7.686cm" svg:viewBox="0 0 1250 0" draw:points="1250,0 81,0 0,0">
          <text:p><text:span text:style-name="T2">“</text:span><text:span text:style-name="T2">sair”</text:span></text:p>
          <text:p><text:span text:style-name="T2"/></text:p>
        </draw:polyline>
        <draw:g>
          <draw:custom-shape draw:style-name="gr40" draw:text-style-name="P3" draw:layer="layout" svg:width="0.772cm" svg:height="0.772cm" svg:x="39.135cm" svg:y="7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614cm" svg:height="0.614cm" svg:x="39.214cm" svg:y="7.4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1" draw:text-style-name="P3" draw:layer="layout" svg:x1="43.958cm" svg:y1="12.096cm" svg:x2="43.953cm" svg:y2="13.51cm" draw:start-shape="id43" draw:start-glue-point="2" draw:end-shape="id44" svg:d="m43958 12096v707h-5v707">
          <text:p/>
        </draw:connector>
        <draw:connector draw:style-name="gr6" draw:text-style-name="P1" draw:layer="layout" svg:x1="43.951cm" svg:y1="9.391cm" svg:x2="43.958cm" svg:y2="10.826cm" draw:start-shape="id45" draw:start-glue-point="2" draw:end-shape="id43" svg:d="m43951 9391v718h7v717">
          <text:p text:style-name="P1"><text:span text:style-name="T2">“</text:span><text:span text:style-name="T2">copiar”</text:span></text:p>
        </draw:connector>
        <draw:connector draw:style-name="gr15" draw:text-style-name="P1" draw:layer="layout" svg:x1="46.181cm" svg:y1="11.461cm" svg:x2="46.855cm" svg:y2="6.783cm" draw:start-shape="id43" draw:start-glue-point="1" draw:end-shape="id45" draw:end-glue-point="1" svg:d="m46181 11461h1175v-4678h-501">
          <text:p text:style-name="P4"><text:span text:style-name="T2">&lt;ok&gt;</text:span></text:p>
        </draw:connector>
        <draw:custom-shape draw:style-name="gr33" draw:text-style-name="P10" draw:layer="layout" svg:width="1.27cm" svg:height="1.27cm" svg:x="46.049cm" svg:y="3.837cm">
          <text:p text:style-name="P3"><text:span text:style-name="T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0" draw:layer="layout" svg:width="1.27cm" svg:height="1.27cm" svg:x="46.086cm" svg:y="13.066cm">
          <text:p text:style-name="P3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office:forms form:automatic-focus="false" form:apply-design-mode="false"/>
        <draw:path draw:style-name="gr42" draw:text-style-name="P3" draw:layer="layout" svg:width="14.808cm" svg:height="9.318cm" svg:x="3.218cm" svg:y="1.126cm" svg:viewBox="0 0 14809 9319" svg:d="m6012 5597c-480 89-2344-219-2816 2-452 212 495 88 0 0-530-94-1154 52-1687-48-580-109-1192-355-1392-882-189-498-39-1049-93-1578-49-477-4-961 0-1439 4-508-2-292-23-795-32-765 962-636 1356-683 508-60 911 39 1405-100 470-132 807-59 1270 0 518 66 1378 43 1905 0 493-40 775 26 1270 0 515-27 1390 36 1905 0 463-32 801 193 1265 130 457-62 753-29 1203 172 500 223 935 225 1409 584 477 361 1014 460 1146 1017 112 474 144 969 278 1439 131 459 378 900 372 1392-6 463 58 932 0 1393-61 482-98 963-186 1439-85 459 79 978-139 1392-268 509-1019 187-1532 186-471-1-935-75-1393-232-457-157-957-98-1439-139-530-45-1013-364-1392-743-398-398-660-917-789-1485-95-419 502-1323-511-1022l-557-46 418-46z">
          <text:p/>
        </draw:path>
        <draw:path draw:style-name="gr43" draw:text-style-name="P3" draw:layer="layout" svg:width="14.754cm" svg:height="8.626cm" svg:x="3.472cm" svg:y="5.22cm" svg:viewBox="0 0 14755 8627" svg:d="m171 8559c75-364-137-979-103-1349 34-377 178-295 0-635-192-366 82-982 103-1350 22-393 57-785 137-1168 79-379 91-755 172-1134 76-356 31-650 550-515 370 96 885-142 1271-172 389-30 794 70 1168-103 339-157 663-17 1044-3 397 15 825-115 1224-66 386 47 756 56 1134 69 365 13 734 20 1100 0 388-21 841-5 1134-309 291-302 235-730 550-1066 281-300 498-801 996-755 376 35 757-16 1134 0 391 17 772-25 1168 137 376 154 923 91 1100 550 158 410 459 740 584 1168 109 372 164 767 69 1134-103 398-163 798-413 1134-253 341-491 788-1065 756-428-24-741-262-1134-241-428 23-868-73-1271 69-400 141-831-110-1230-40-402 71-871-747-1270-635-357 100-899 10-1270 0-395-11-1560-193-1905 0-381 213 213 1519 0 1905-196 355 259 1143 40 1485-218 341-44 531-344 824-313 306-590 93-966 231-417 153-859 78-1270 0s-957 153-1372 113c-365-35-736-31-1100 34l567-147z">
          <text:p/>
        </draw:path>
        <draw:path draw:style-name="gr44" draw:text-style-name="P3" draw:layer="layout" svg:width="13.992cm" svg:height="13.206cm" svg:x="11.976cm" svg:y="4.722cm" svg:viewBox="0 0 13993 13207" svg:d="m13624 12802c-52-365-68-739 0-1100 73-389 85-783 172-1168 83-365-55-549-7-921 51-393 28-872 0-1270-27-388 0-882 0-1270 0-379 81-594 100-971 22-441 161-981 78-1409-74-380-98-739-206-1100-107-359-68-741-172-1100-104-360-152-725-171-1099-25-484-368-819-619-1168-301-419-418-123-915-138-421-13-818 8-1270 0-451-8-841-40-1270 0-373 35-892 39-1270 0-357-37-922-70-1270 0-393 79-882-33-1270 0-370 31-508-122-879-69-405 58-797 127-1202 172-416 46-855 19-1237 206s-808 85-1203 241c-426 168-637 578-790 962-139 349-136 734-206 1100-83 433 168 766 240 1168 71 395 106 862 412 1134 283 251 725 200 1100 240 367 39 745 126 1100 35 407-105 801-120 1202-172 396-51 716 125 1100 137 391 12 779 20 1168 35 402 16 806-131 1203-69 546 85 458 728 584 1134 110 353 178 728 172 1100-6 403-9 800 34 1202 40 375 60 733 69 1100 9 376 51 760 0 1134-58 422 120 777 275 1134 174 401 399 1017 996 893 433-90 817 152 1237 206 364 47 734 143 1100 69 425-86 824-306 1271-275l309-309z">
          <text:p/>
        </draw:path>
        <draw:path draw:style-name="gr45" draw:text-style-name="P3" draw:layer="layout" svg:width="15.016cm" svg:height="14.229cm" svg:x="3.375cm" svg:y="5.129cm" svg:viewBox="0 0 15017 14230" svg:d="m371 9509c-163 362-247 751-344 1134-103 406 114 782 206 1168 87 367-16 742 69 1099 91 382 202 926 653 997 388 61 783 4 1168 69 405 68 793 122 1203 206 392 80 804 44 1203 0 382-42 749-27 1134-103 405-80 788-231 1202-241 365-9 734-7 1100 0 392 7 777-65 1168-137 376-69 749-153 1134-138 391 15 742-137 1134-171 415-36 823-120 1237-138 377-16 777 122 1134 0 392-134 913-320 928-859 10-372 117-734 171-1100 54-364 84-733 103-1099 20-377 0-758 0-1134 0-379 0-757 0-1134 0-390 54-783 0-1168-55-392-95-780-137-1169-46-423-137-839-137-1271 0-379-29-757 0-1134 31-403 281-739 309-1134 27-377-22-757 0-1134 38-643-612-429-928-687-344-281-823-242-1237-206-415 36-834-37-1237 69-376 99-760 125-1134 68-471-72-1004 191-1031 653-32 550-722 571-790 1065-49 358-60 709-137 1066-84 389-121 753-207 1134s-157 768-137 1168-13 801-34 1203c-21 406-63 791-104 1202-39 391-71 750-103 1134-36 430-484 789-927 481-331-230-801 182-1169 0-395-195-592 13-996-103-405-116-1019-100-1409-137-386-37-757 37-1134 34-393-3-779 50-1168 69h-481l-138 172z">
          <text:p/>
        </draw:path>
        <draw:g draw:id="id51">
          <draw:custom-shape draw:style-name="gr46" draw:text-style-name="P12" draw:layer="layout" svg:width="3.788cm" svg:height="3.856cm" svg:x="4.175cm" svg:y="2.241cm">
            <text:p text:style-name="P11"><text:span text:style-name="T5">Autenticaçã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2.4578688099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7" draw:text-style-name="P13" draw:layer="layout" svg:x1="4.175cm" svg:y1="2.987cm" svg:x2="7.963cm" svg:y2="2.987cm">
            <text:p/>
          </draw:line>
          <draw:frame draw:style-name="gr48" draw:text-style-name="P15" draw:layer="layout" svg:width="3.788cm" svg:height="3.199cm" svg:x="4.175cm" svg:y="2.898cm">
            <draw:text-box>
              <text:p text:style-name="P14"><text:span text:style-name="T6">sequence{</text:span></text:p>
              <text:p text:style-name="P14"><text:span text:style-name="T6"><text:s text:c="3"/></text:span><text:span text:style-name="T6">join{</text:span></text:p>
              <text:p text:style-name="P14"><text:span text:style-name="T6"><text:s text:c="6"/></text:span><text:span text:style-name="T6">select &lt;titularidade&gt;</text:span></text:p>
              <text:p text:style-name="P14"><text:span text:style-name="T6"><text:s text:c="6"/></text:span><text:span text:style-name="T6">enter &lt;agencia&gt;</text:span></text:p>
              <text:p text:style-name="P14"><text:span text:style-name="T6"><text:s text:c="6"/></text:span><text:span text:style-name="T6">enter &lt;conta&gt;</text:span></text:p>
              <text:p text:style-name="P14"><text:span text:style-name="T6"><text:s text:c="6"/></text:span><text:span text:style-name="T6">enter &lt;senha&gt;</text:span></text:p>
              <text:p text:style-name="P14"><text:span text:style-name="T6"><text:s text:c="3"/></text:span><text:span text:style-name="T6">}</text:span></text:p>
              <text:p text:style-name="P14"><text:span text:style-name="T6"><text:s text:c="3"/></text:span><text:span text:style-name="T6">activate &lt;autenticar&gt;</text:span></text:p>
              <text:p text:style-name="P14"><text:span text:style-name="T6">}</text:span></text:p>
            </draw:text-box>
          </draw:frame>
        </draw:g>
        <draw:line draw:style-name="gr49" draw:text-style-name="P16" draw:layer="layout" svg:x1="7.963cm" svg:y1="3.295cm" svg:x2="9.908cm" svg:y2="3.295cm">
          <text:p/>
        </draw:line>
        <draw:g draw:id="id49">
          <draw:custom-shape draw:style-name="gr50" draw:text-style-name="P12" draw:layer="layout" svg:width="4.549cm" svg:height="3.693cm" svg:x="12.961cm" svg:y="5.833cm">
            <text:p text:style-name="P11"><text:span text:style-name="T5">Gerenciamento de Con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742.501353546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1" draw:text-style-name="P13" draw:layer="layout" svg:x1="12.961cm" svg:y1="6.434cm" svg:x2="17.51cm" svg:y2="6.434cm">
            <text:p/>
          </draw:line>
          <draw:frame draw:style-name="gr52" draw:text-style-name="P15" draw:layer="layout" svg:width="4.549cm" svg:height="3.268cm" svg:x="12.961cm" svg:y="6.37cm">
            <draw:text-box>
              <text:p text:style-name="P14"><text:span text:style-name="T6">perceive &lt;c:agencia&gt;</text:span></text:p>
              <text:p text:style-name="P14"><text:span text:style-name="T6">perceive &lt;c:conta&gt;</text:span></text:p>
              <text:p text:style-name="P14"><text:span text:style-name="T6">choose{</text:span></text:p>
              <text:p text:style-name="P14"><text:span text:style-name="T6"><text:s text:c="3"/></text:span><text:span text:style-name="T6">activate &lt;saldo&gt;</text:span></text:p>
              <text:p text:style-name="P14"><text:span text:style-name="T6"><text:s text:c="3"/></text:span><text:span text:style-name="T7">activate</text:span><text:span text:style-name="T6"> &lt;extrato&gt;</text:span></text:p>
              <text:p text:style-name="P14"><text:span text:style-name="T7"><text:s text:c="3"/></text:span><text:span text:style-name="T7">activate</text:span><text:span text:style-name="T6"> &lt;transferência&gt;</text:span></text:p>
              <text:p text:style-name="P14"><text:span text:style-name="T7"><text:s text:c="3"/></text:span><text:span text:style-name="T7">activate</text:span><text:span text:style-name="T6"> &lt;sair&gt;</text:span></text:p>
              <text:p text:style-name="P14"><text:span text:style-name="T6">}</text:span></text:p>
            </draw:text-box>
          </draw:frame>
        </draw:g>
        <draw:polyline draw:style-name="gr49" draw:text-style-name="P17" draw:layer="layout" svg:width="2.185cm" svg:height="0.82cm" svg:x="10.779cm" svg:y="6.135cm" svg:viewBox="0 0 2186 821" draw:points="2186,821 0,821 0,0">
          <text:p/>
        </draw:polyline>
        <draw:g>
          <draw:custom-shape draw:style-name="gr53" draw:text-style-name="P12" draw:layer="layout" svg:width="3.835cm" svg:height="2.153cm" svg:x="4.175cm" svg:y="11.342cm">
            <text:p text:style-name="P11"><text:span text:style-name="T5">Consultar Sald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787.7437325905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4" draw:text-style-name="P13" draw:layer="layout" svg:x1="4.175cm" svg:y1="11.835cm" svg:x2="8.01cm" svg:y2="11.835cm">
            <text:p/>
          </draw:line>
          <draw:frame draw:style-name="gr55" draw:text-style-name="P15" draw:layer="layout" svg:width="3.835cm" svg:height="1.71cm" svg:x="4.175cm" svg:y="11.735cm">
            <draw:text-box>
              <text:p text:style-name="P14"><text:span text:style-name="T6">perceive &lt;c.agencia&gt;</text:span></text:p>
              <text:p text:style-name="P14"><text:span text:style-name="T6">perceive &lt;c.conta&gt;</text:span></text:p>
              <text:p text:style-name="P14"><text:span text:style-name="T6">perceive &lt;c.saldo&gt;</text:span></text:p>
              <text:p text:style-name="P14"><text:span text:style-name="T7">activate</text:span><text:span text:style-name="T6"> &lt;voltar&gt;</text:span></text:p>
            </draw:text-box>
          </draw:frame>
        </draw:g>
        <draw:frame draw:style-name="gr56" draw:text-style-name="P18" draw:layer="layout" svg:width="2.357cm" svg:height="0.887cm" svg:x="14.234cm" svg:y="3.981cm">
          <draw:text-box>
            <text:p text:style-name="P1"><text:span text:style-name="T8">{c: Conta}</text:span><text:span text:style-name="T8"><text:line-break/></text:span><text:span text:style-name="T8">[autenticada]</text:span></text:p>
          </draw:text-box>
        </draw:frame>
        <draw:g draw:id="id47">
          <draw:custom-shape draw:style-name="gr57" draw:text-style-name="P12" draw:layer="layout" svg:width="2.836cm" svg:height="1.254cm" svg:x="4.444cm" svg:y="8.607cm">
            <text:p text:style-name="P11"><text:span text:style-name="T5">ConsultarSald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8" draw:text-style-name="P13" draw:layer="layout" svg:x1="4.453cm" svg:y1="9.237cm" svg:x2="7.28cm" svg:y2="9.238cm">
            <text:p/>
          </draw:line>
        </draw:g>
        <draw:polyline draw:style-name="gr49" draw:text-style-name="P17" draw:layer="layout" svg:width="7.125cm" svg:height="0.879cm" svg:x="5.839cm" svg:y="7.781cm" svg:viewBox="0 0 7126 880" draw:points="7126,0 0,0 0,880">
          <text:p/>
        </draw:polyline>
        <draw:line draw:style-name="gr49" draw:text-style-name="P19" draw:layer="layout" svg:x1="5.804cm" svg:y1="9.872cm" svg:x2="5.804cm" svg:y2="11.363cm">
          <text:p/>
        </draw:line>
        <draw:frame draw:style-name="gr59" draw:text-style-name="P18" draw:layer="layout" svg:width="2.259cm" svg:height="1.039cm" svg:x="4.713cm" svg:y="10.007cm">
          <draw:text-box>
            <text:p text:style-name="P1"><text:span text:style-name="T8">c.saldo</text:span></text:p>
          </draw:text-box>
        </draw:frame>
        <draw:frame draw:style-name="gr60" draw:text-style-name="P18" draw:layer="layout" svg:width="1.999cm" svg:height="0.646cm" svg:x="10.99cm" svg:y="6.421cm">
          <draw:text-box>
            <text:p text:style-name="P1"><text:span text:style-name="T8">sair | 30s</text:span></text:p>
          </draw:text-box>
        </draw:frame>
        <draw:frame draw:style-name="gr60" draw:text-style-name="P18" draw:layer="layout" svg:width="1.34cm" svg:height="0.646cm" svg:x="11.555cm" svg:y="7.31cm">
          <draw:text-box>
            <text:p text:style-name="P1"><text:span text:style-name="T8">saldo</text:span></text:p>
          </draw:text-box>
        </draw:frame>
        <draw:frame draw:style-name="gr61" draw:text-style-name="P18" draw:layer="layout" svg:width="3.153cm" svg:height="1.039cm" svg:x="9.872cm" svg:y="2.206cm">
          <draw:text-box>
            <text:p text:style-name="P1"><text:span text:style-name="T8">“</text:span><text:span text:style-name="T8">dados inválidos”</text:span></text:p>
          </draw:text-box>
        </draw:frame>
        <draw:frame draw:style-name="gr60" draw:text-style-name="P18" draw:layer="layout" svg:width="2.043cm" svg:height="0.646cm" svg:x="7.865cm" svg:y="2.795cm">
          <draw:text-box>
            <text:p text:style-name="P1"><text:span text:style-name="T8">autenticar</text:span></text:p>
          </draw:text-box>
        </draw:frame>
        <draw:frame draw:style-name="gr60" draw:text-style-name="P18" draw:layer="layout" svg:width="1.861cm" svg:height="0.887cm" svg:x="8.529cm" svg:y="11.614cm">
          <draw:text-box>
            <text:p text:style-name="P1"><text:span text:style-name="T8">voltar | 20s</text:span></text:p>
          </draw:text-box>
        </draw:frame>
        <draw:frame draw:style-name="gr61" draw:text-style-name="P18" draw:layer="layout" svg:width="3.71cm" svg:height="1.039cm" svg:x="16.61cm" svg:y="15.972cm">
          <draw:text-box>
            <text:p text:style-name="P1"><text:span text:style-name="T8">“</text:span><text:span text:style-name="T8">saldo insuficiente!” | </text:span></text:p>
            <text:p text:style-name="P1"><text:span text:style-name="T8">“</text:span><text:span text:style-name="T8">conta inválida”</text:span></text:p>
          </draw:text-box>
        </draw:frame>
        <draw:g draw:id="id52">
          <draw:custom-shape draw:style-name="gr62" draw:text-style-name="P12" draw:layer="layout" svg:width="4.245cm" svg:height="4.427cm" svg:x="13.265cm" svg:y="10.865cm">
            <text:p text:style-name="P11"><text:span text:style-name="T5">Efetuar Transferênci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478.048780487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63" draw:text-style-name="P13" draw:layer="layout" svg:x1="13.265cm" svg:y1="11.483cm" svg:x2="17.51cm" svg:y2="11.483cm">
            <text:p/>
          </draw:line>
          <draw:frame draw:style-name="gr64" draw:text-style-name="P15" draw:layer="layout" svg:width="4.245cm" svg:height="3.875cm" svg:x="13.265cm" svg:y="11.417cm">
            <draw:text-box>
              <text:p text:style-name="P14"><text:span text:style-name="T6">perceive &lt;c.agencia&gt;</text:span></text:p>
              <text:p text:style-name="P14"><text:span text:style-name="T6">perceive &lt;c.conta&gt;</text:span></text:p>
              <text:p text:style-name="P14"><text:span text:style-name="T6">sequence{</text:span></text:p>
              <text:p text:style-name="P14"><text:span text:style-name="T6"><text:s text:c="3"/></text:span><text:span text:style-name="T6">join{</text:span></text:p>
              <text:p text:style-name="P14"><text:span text:style-name="T6"><text:s text:c="6"/></text:span><text:span text:style-name="T6">enter &lt;c2.agencia&gt;</text:span></text:p>
              <text:p text:style-name="P14"><text:span text:style-name="T6"><text:s text:c="6"/></text:span><text:span text:style-name="T6">enter &lt;c2.contar&gt;</text:span></text:p>
              <text:p text:style-name="P14"><text:span text:style-name="T6"><text:s text:c="6"/></text:span><text:span text:style-name="T6">enter &lt;valor&gt;</text:span></text:p>
              <text:p text:style-name="P14"><text:span text:style-name="T6"><text:s text:c="3"/></text:span><text:span text:style-name="T6">}</text:span></text:p>
              <text:p text:style-name="P14"><text:span text:style-name="T6"><text:s text:c="3"/></text:span><text:span text:style-name="T6">activate &lt;transferir&gt;</text:span></text:p>
              <text:p text:style-name="P14"><text:span text:style-name="T6">}</text:span></text:p>
              <text:p text:style-name="P14"><text:span text:style-name="T7">activate</text:span><text:span text:style-name="T6"> &lt;voltar&gt;</text:span></text:p>
            </draw:text-box>
          </draw:frame>
        </draw:g>
        <draw:g draw:id="id50">
          <draw:custom-shape draw:style-name="gr65" draw:text-style-name="P12" draw:layer="layout" svg:width="3.116cm" svg:height="1.271cm" svg:x="9.932cm" svg:y="2.941cm">
            <text:p text:style-name="P11"><text:span text:style-name="T5">EfetuarAtenticaçã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6" draw:text-style-name="P13" draw:layer="layout" svg:x1="9.943cm" svg:y1="3.583cm" svg:x2="13.048cm" svg:y2="3.584cm">
            <text:p/>
          </draw:line>
        </draw:g>
        <draw:line draw:style-name="gr49" draw:text-style-name="P19" draw:layer="layout" svg:x1="17.502cm" svg:y1="6.825cm" svg:x2="20.995cm" svg:y2="6.821cm">
          <text:p/>
        </draw:line>
        <draw:frame draw:style-name="gr67" draw:text-style-name="P18" draw:layer="layout" svg:width="1.891cm" svg:height="0.645cm" svg:x="17.237cm" svg:y="6.305cm">
          <draw:text-box>
            <text:p text:style-name="P1"><text:span text:style-name="T8">extrato</text:span></text:p>
          </draw:text-box>
        </draw:frame>
        <draw:frame draw:style-name="gr68" draw:text-style-name="P18" draw:layer="layout" svg:width="1.886cm" svg:height="0.645cm" svg:x="19.034cm" svg:y="7.211cm">
          <draw:text-box>
            <text:p text:style-name="P1"><text:span text:style-name="T8">voltar | 20s</text:span></text:p>
          </draw:text-box>
        </draw:frame>
        <draw:g draw:id="id46">
          <draw:custom-shape draw:style-name="gr69" draw:text-style-name="P12" draw:layer="layout" svg:width="3.81cm" svg:height="3.952cm" svg:x="4.175cm" svg:y="14.531cm">
            <text:p text:style-name="P11"><text:span text:style-name="T5">Transferência Efetuad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07.0073362003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0" draw:text-style-name="P13" draw:layer="layout" svg:x1="4.175cm" svg:y1="15.243cm" svg:x2="7.985cm" svg:y2="15.243cm">
            <text:p/>
          </draw:line>
          <draw:frame draw:style-name="gr71" draw:text-style-name="P15" draw:layer="layout" svg:width="3.81cm" svg:height="3.173cm" svg:x="4.175cm" svg:y="15.264cm">
            <draw:text-box>
              <text:p text:style-name="P14"><text:span text:style-name="T7">perceive &lt;t.agencia1&gt;</text:span></text:p>
              <text:p text:style-name="P14"><text:span text:style-name="T7">perceive &lt;t.conta1&gt;</text:span></text:p>
              <text:p text:style-name="P14"><text:span text:style-name="T7">perceive &lt;t.agencia2&gt;</text:span></text:p>
              <text:p text:style-name="P14"><text:span text:style-name="T7">perceive &lt;t.conta2&gt;</text:span></text:p>
              <text:p text:style-name="P14"><text:span text:style-name="T6">perceive &lt;valor&gt;</text:span></text:p>
              <text:p text:style-name="P14"><text:span text:style-name="T6">chose{</text:span></text:p>
              <text:p text:style-name="P14"><text:span text:style-name="T6"><text:s text:c="3"/></text:span><text:span text:style-name="T7">activate</text:span><text:span text:style-name="T6"> &lt;saldo&gt;</text:span></text:p>
              <text:p text:style-name="P14"><text:span text:style-name="T7"><text:s text:c="3"/></text:span><text:span text:style-name="T7">activate &lt;voltar&gt;</text:span></text:p>
              <text:p text:style-name="P14"><text:span text:style-name="T7">}</text:span></text:p>
            </draw:text-box>
          </draw:frame>
        </draw:g>
        <draw:custom-shape draw:style-name="gr72" draw:text-style-name="P3" draw:layer="layout" svg:width="0.772cm" svg:height="0.772cm" svg:x="2.381cm" svg:y="3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3" draw:layer="layout" svg:x1="3.056cm" svg:y1="3.959cm" svg:x2="4.093cm" svg:y2="3.959cm">
          <text:p/>
        </draw:line>
        <draw:polyline draw:style-name="gr74" draw:text-style-name="P3" draw:layer="layout" svg:width="2.238cm" svg:height="2.282cm" svg:x="13.065cm" svg:y="3.511cm" svg:viewBox="0 0 2239 2283" draw:points="0,0 2239,0 2239,2283">
          <text:p/>
        </draw:polyline>
        <draw:g draw:id="id53">
          <draw:custom-shape draw:style-name="gr75" draw:text-style-name="P12" draw:layer="layout" svg:width="3.795cm" svg:height="4.072cm" svg:x="20.991cm" svg:y="5.696cm">
            <text:p text:style-name="P11"><text:span text:style-name="T5">Consultar extrat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925.0675178001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6" draw:text-style-name="P13" draw:layer="layout" svg:x1="20.991cm" svg:y1="6.264cm" svg:x2="24.786cm" svg:y2="6.264cm">
            <text:p/>
          </draw:line>
          <draw:frame draw:style-name="gr77" draw:text-style-name="P15" draw:layer="layout" svg:width="3.795cm" svg:height="3.527cm" svg:x="20.991cm" svg:y="6.204cm">
            <draw:text-box>
              <text:p text:style-name="P14"><text:span text:style-name="T6">perceive &lt;c.agencia&gt;</text:span></text:p>
              <text:p text:style-name="P14"><text:span text:style-name="T6">perceive &lt;c.conta&gt;</text:span></text:p>
              <text:p text:style-name="P14"><text:span text:style-name="T6">sequence{</text:span></text:p>
              <text:p text:style-name="P14"><text:span text:style-name="T6"><text:s text:c="3"/></text:span><text:span text:style-name="T6">join{</text:span></text:p>
              <text:p text:style-name="P14"><text:span text:style-name="T6"><text:s text:c="6"/></text:span><text:span text:style-name="T6">enter &lt;início&gt;</text:span></text:p>
              <text:p text:style-name="P14"><text:span text:style-name="T7"><text:s text:c="6"/></text:span><text:span text:style-name="T7">enter &lt;fim&gt;</text:span></text:p>
              <text:p text:style-name="P14"><text:span text:style-name="T6"><text:s text:c="3"/></text:span><text:span text:style-name="T6">}</text:span></text:p>
              <text:p text:style-name="P14"><text:span text:style-name="T6"><text:s text:c="3"/></text:span><text:span text:style-name="T6">activate &lt;consultar&gt;</text:span></text:p>
              <text:p text:style-name="P14"><text:span text:style-name="T6">}</text:span></text:p>
              <text:p text:style-name="P14"><text:span text:style-name="T7">activate</text:span><text:span text:style-name="T6"> &lt;voltar&gt;</text:span></text:p>
            </draw:text-box>
          </draw:frame>
        </draw:g>
        <draw:line draw:style-name="gr49" draw:text-style-name="P19" draw:layer="layout" svg:x1="15.302cm" svg:y1="9.529cm" svg:x2="15.302cm" svg:y2="10.866cm">
          <text:p/>
        </draw:line>
        <draw:g>
          <draw:custom-shape draw:style-name="gr78" draw:text-style-name="P12" draw:layer="layout" svg:width="3.783cm" svg:height="1.271cm" svg:x="13.461cm" svg:y="16.642cm">
            <text:p text:style-name="P11"><text:span text:style-name="T5">EfetuarTransferênci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9" draw:text-style-name="P13" draw:layer="layout" svg:x1="13.474cm" svg:y1="17.284cm" svg:x2="17.244cm" svg:y2="17.285cm">
            <text:p/>
          </draw:line>
        </draw:g>
        <draw:line draw:style-name="gr49" draw:text-style-name="P19" draw:layer="layout" svg:x1="15.402cm" svg:y1="15.292cm" svg:x2="15.402cm" svg:y2="16.629cm">
          <text:p/>
        </draw:line>
        <draw:frame draw:style-name="gr67" draw:text-style-name="P18" draw:layer="layout" svg:width="2.14cm" svg:height="0.645cm" svg:x="14.233cm" svg:y="9.851cm">
          <draw:text-box>
            <text:p text:style-name="P1"><text:span text:style-name="T8">transferência</text:span></text:p>
          </draw:text-box>
        </draw:frame>
        <draw:frame draw:style-name="gr67" draw:text-style-name="P18" draw:layer="layout" svg:width="1.891cm" svg:height="0.645cm" svg:x="14.457cm" svg:y="15.566cm">
          <draw:text-box>
            <text:p text:style-name="P1"><text:span text:style-name="T8">transferir</text:span></text:p>
          </draw:text-box>
        </draw:frame>
        <draw:frame draw:style-name="gr56" draw:text-style-name="P18" draw:layer="layout" svg:width="2.648cm" svg:height="0.645cm" svg:x="9.433cm" svg:y="16.511cm">
          <draw:text-box>
            <text:p text:style-name="P1"><text:span text:style-name="T8">{t: Transferência}</text:span></text:p>
          </draw:text-box>
        </draw:frame>
        <draw:line draw:style-name="gr49" draw:text-style-name="P19" draw:layer="layout" svg:x1="13.511cm" svg:y1="17.046cm" svg:x2="7.985cm" svg:y2="17.046cm">
          <text:p/>
        </draw:line>
        <draw:connector draw:style-name="gr80" draw:text-style-name="P3" draw:layer="layout" draw:line-skew="-0.769cm" svg:x1="4.175cm" svg:y1="16.507cm" svg:x2="4.444cm" svg:y2="9.234cm" draw:start-shape="id46" draw:start-glue-point="3" draw:end-shape="id47" draw:end-glue-point="3" svg:d="m4175 16507h-1270v-7273h1539">
          <text:p/>
        </draw:connector>
        <draw:frame draw:style-name="gr60" draw:text-style-name="P18" draw:layer="layout" svg:width="1.34cm" svg:height="0.646cm" svg:x="2.77cm" svg:y="15.93cm">
          <draw:text-box>
            <text:p text:style-name="P1"><text:span text:style-name="T8">saldo</text:span></text:p>
          </draw:text-box>
        </draw:frame>
        <draw:g>
          <draw:custom-shape draw:style-name="gr81" draw:text-style-name="P12" draw:layer="layout" svg:width="2.897cm" svg:height="1.271cm" svg:x="21.398cm" svg:y="11.281cm">
            <text:p text:style-name="P11"><text:span text:style-name="T5">ConsultarExtrat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2" draw:text-style-name="P13" draw:layer="layout" svg:x1="21.409cm" svg:y1="11.923cm" svg:x2="24.295cm" svg:y2="11.924cm">
            <text:p/>
          </draw:line>
        </draw:g>
        <draw:line draw:style-name="gr49" draw:text-style-name="P19" draw:layer="layout" svg:x1="22.903cm" svg:y1="9.731cm" svg:x2="22.887cm" svg:y2="11.267cm">
          <text:p/>
        </draw:line>
        <draw:frame draw:style-name="gr67" draw:text-style-name="P18" draw:layer="layout" svg:width="1.891cm" svg:height="0.645cm" svg:x="21.932cm" svg:y="10.252cm">
          <draw:text-box>
            <text:p text:style-name="P1"><text:span text:style-name="T8">consultar</text:span></text:p>
          </draw:text-box>
        </draw:frame>
        <draw:polyline draw:style-name="gr83" draw:text-style-name="P3" draw:layer="layout" svg:width="1.394cm" svg:height="2.915cm" svg:x="17.084cm" svg:y="14.365cm" svg:viewBox="0 0 1395 2916" draw:points="0,2916 1395,2916 1395,0 454,0">
          <text:p/>
        </draw:polyline>
        <draw:frame draw:style-name="gr84" draw:text-style-name="P18" draw:layer="layout" svg:width="2.834cm" svg:height="0.624cm" svg:x="24.665cm" svg:y="9.972cm">
          <draw:text-box>
            <text:p text:style-name="P1"><text:span text:style-name="T8">“</text:span><text:span text:style-name="T8">período inválido!”</text:span></text:p>
          </draw:text-box>
        </draw:frame>
        <draw:polyline draw:style-name="gr83" draw:text-style-name="P3" draw:layer="layout" svg:width="1.594cm" svg:height="3.589cm" svg:x="24.27cm" svg:y="7.956cm" svg:viewBox="0 0 1595 3590" draw:points="0,3590 1595,3590 1595,0 519,0">
          <text:p/>
        </draw:polyline>
        <draw:g draw:id="id48">
          <draw:custom-shape draw:style-name="gr85" draw:text-style-name="P12" draw:layer="layout" svg:width="4.31cm" svg:height="2.94cm" svg:x="20.82cm" svg:y="13.906cm">
            <text:p text:style-name="P11"><text:span text:style-name="T5">Extrato da Cont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350.22101326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6" draw:text-style-name="P13" draw:layer="layout" svg:x1="20.82cm" svg:y1="14.479cm" svg:x2="25.13cm" svg:y2="14.479cm">
            <text:p/>
          </draw:line>
          <draw:frame draw:style-name="gr87" draw:text-style-name="P15" draw:layer="layout" svg:width="4.31cm" svg:height="2.159cm" svg:x="20.82cm" svg:y="14.489cm">
            <draw:text-box>
              <text:p text:style-name="P14"><text:span text:style-name="T7">perceive &lt;c.agencia&gt;</text:span></text:p>
              <text:p text:style-name="P14"><text:span text:style-name="T7">perceive &lt;c.conta&gt;</text:span></text:p>
              <text:p text:style-name="P14"><text:span text:style-name="T7">perceive &lt;e.periodo&gt;</text:span></text:p>
              <text:p text:style-name="P14"><text:span text:style-name="T7">perceive &lt;e.transações&gt;</text:span></text:p>
              <text:p text:style-name="P14"><text:span text:style-name="T7">perceive &lt;c.saldo&gt;</text:span></text:p>
              <text:p text:style-name="P14"><text:span text:style-name="T7">activate</text:span><text:span text:style-name="T6"> &lt;voltar&gt;</text:span></text:p>
            </draw:text-box>
          </draw:frame>
        </draw:g>
        <draw:line draw:style-name="gr49" draw:text-style-name="P19" draw:layer="layout" svg:x1="22.877cm" svg:y1="12.531cm" svg:x2="22.877cm" svg:y2="13.868cm">
          <text:p/>
        </draw:line>
        <draw:frame draw:style-name="gr67" draw:text-style-name="P18" draw:layer="layout" svg:width="1.907cm" svg:height="0.645cm" svg:x="21.924cm" svg:y="12.853cm">
          <draw:text-box>
            <text:p text:style-name="P1"><text:span text:style-name="T8">{e: Extrato}</text:span></text:p>
          </draw:text-box>
        </draw:frame>
        <draw:connector draw:style-name="gr80" draw:text-style-name="P3" draw:layer="layout" draw:line-skew="-0.059cm" svg:x1="20.82cm" svg:y1="15.376cm" svg:x2="17.51cm" svg:y2="7.735cm" draw:start-shape="id48" draw:end-shape="id49" svg:d="m20820 15376h-1714v-7641h-1596">
          <text:p/>
        </draw:connector>
        <draw:frame draw:style-name="gr68" draw:text-style-name="P18" draw:layer="layout" svg:width="1.429cm" svg:height="0.887cm" svg:x="19.415cm" svg:y="14.606cm">
          <draw:text-box>
            <text:p text:style-name="P3"><text:span text:style-name="T8">voltar | </text:span><text:span text:style-name="T8"><text:line-break/></text:span><text:span text:style-name="T8">20s</text:span></text:p>
          </draw:text-box>
        </draw:frame>
        <draw:frame draw:style-name="gr67" draw:text-style-name="P18" draw:layer="layout" svg:width="1.891cm" svg:height="0.887cm" svg:x="17.524cm" svg:y="12.161cm">
          <draw:text-box>
            <text:p text:style-name="P1"><text:span text:style-name="T8">voltar | </text:span><text:span text:style-name="T8"><text:line-break/></text:span><text:span text:style-name="T8">20s</text:span></text:p>
          </draw:text-box>
        </draw:frame>
        <draw:frame draw:style-name="gr60" draw:text-style-name="P18" draw:layer="layout" svg:width="1.861cm" svg:height="0.887cm" svg:x="8.52cm" svg:y="15.335cm">
          <draw:text-box>
            <text:p text:style-name="P1"><text:span text:style-name="T8">voltar | 20s</text:span></text:p>
          </draw:text-box>
        </draw:frame>
        <draw:g>
          <draw:custom-shape draw:style-name="gr88" draw:text-style-name="P12" draw:layer="layout" svg:width="3.116cm" svg:height="1.271cm" svg:x="9.232cm" svg:y="4.872cm">
            <text:p text:style-name="P11"><text:span text:style-name="T5">EncerrarSessã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9" draw:text-style-name="P13" draw:layer="layout" svg:x1="9.243cm" svg:y1="5.514cm" svg:x2="12.348cm" svg:y2="5.515cm">
            <text:p/>
          </draw:line>
        </draw:g>
        <draw:line draw:style-name="gr49" draw:text-style-name="P16" draw:layer="layout" svg:x1="9.24cm" svg:y1="5.295cm" svg:x2="7.915cm" svg:y2="5.293cm">
          <text:p/>
        </draw:line>
        <draw:connector draw:style-name="gr90" draw:text-style-name="P3" draw:layer="layout" svg:x1="11.49cm" svg:y1="2.941cm" svg:x2="6.069cm" svg:y2="2.241cm" draw:start-shape="id50" draw:start-glue-point="0" draw:end-shape="id51" draw:end-glue-point="0" svg:d="m11490 2941v-1201h-5421v501">
          <text:p/>
        </draw:connector>
        <draw:polyline draw:style-name="gr74" draw:text-style-name="P3" draw:layer="layout" svg:width="4.943cm" svg:height="7.619cm" svg:x="7.985cm" svg:y="8.591cm" svg:viewBox="0 0 4944 7620" draw:points="0,7620 2268,7620 2268,0 4944,0">
          <text:p/>
        </draw:polyline>
        <draw:polyline draw:style-name="gr74" draw:text-style-name="P3" draw:layer="layout" svg:width="4.943cm" svg:height="3.809cm" svg:x="7.985cm" svg:y="8.591cm" svg:viewBox="0 0 4944 3810" draw:points="0,3810 2268,3810 2268,0 4944,0">
          <text:p/>
        </draw:polyline>
        <draw:connector draw:style-name="gr80" draw:text-style-name="P3" draw:layer="layout" draw:line-skew="1.086cm" svg:x1="17.51cm" svg:y1="13.078cm" svg:x2="17.51cm" svg:y2="7.735cm" draw:start-shape="id52" draw:start-glue-point="1" draw:end-shape="id49" draw:end-glue-point="1" svg:d="m17510 13078h1587v-5343h-1587">
          <text:p/>
        </draw:connector>
        <draw:connector draw:style-name="gr80" draw:text-style-name="P3" draw:layer="layout" svg:x1="20.991cm" svg:y1="7.732cm" svg:x2="17.51cm" svg:y2="7.735cm" draw:start-shape="id53" draw:start-glue-point="3" draw:end-shape="id49" draw:end-glue-point="1" svg:d="m20991 7732h-1741v3h-1740">
          <text:p/>
        </draw:connector>
        <draw:custom-shape draw:style-name="gr91" draw:text-style-name="P20" draw:layer="layout" svg:width="0.741cm" svg:height="0.767cm" svg:x="3.334cm" svg:y="1.636cm">
          <text:p text:style-name="P3"><text:span text:style-name="T9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249.0566037736 31865.6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1" draw:text-style-name="P20" draw:layer="layout" svg:width="0.741cm" svg:height="0.767cm" svg:x="13.259cm" svg:y="1.936cm">
          <text:p text:style-name="P3"><text:span text:style-name="T9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044.74393530997 3285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1" draw:text-style-name="P20" draw:layer="layout" svg:width="0.741cm" svg:height="0.767cm" svg:x="12.058cm" svg:y="11.5cm">
          <text:p text:style-name="P3"><text:span text:style-name="T9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8294.3396226415 28968.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1" draw:text-style-name="P20" draw:layer="layout" svg:width="0.741cm" svg:height="0.767cm" svg:x="3.21cm" svg:y="11.045cm">
          <text:p text:style-name="P3"><text:span text:style-name="T9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283.5579514825 36309.3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1" draw:text-style-name="P20" draw:layer="layout" svg:width="0.741cm" svg:height="0.767cm" svg:x="15.605cm" svg:y="2.774cm">
          <text:p text:style-name="P3"><text:span text:style-name="T9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161.18598382749 3150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1" draw:text-style-name="P20" draw:layer="layout" svg:width="0.741cm" svg:height="0.767cm" svg:x="25.695cm" svg:y="6.786cm">
          <text:p text:style-name="P3"><text:span text:style-name="T9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1" draw:text-style-name="P20" draw:layer="layout" svg:width="0.741cm" svg:height="0.767cm" svg:x="11.054cm" svg:y="9.759cm">
          <text:p text:style-name="P3"><text:span text:style-name="T9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2531.5363881402 27506.2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BrOffice.org/3.2$Unix OpenOffice.org_project/320m12$Build-9483</meta:generator>
    <meta:initial-creator>Macilon Neto</meta:initial-creator>
    <meta:creation-date>2010-08-14T10:21:35</meta:creation-date>
    <dc:date>2012-11-03T11:10:08</dc:date>
    <meta:editing-cycles>444</meta:editing-cycles>
    <meta:editing-duration>PT118H06M44S</meta:editing-duration>
    <dc:creator>Macilon Costa Neto</dc:creator>
    <meta:printed-by>Alessandro Souza</meta:printed-by>
    <meta:print-date>2011-04-25T14:27:56</meta:print-date>
    <meta:document-statistic meta:object-count="313"/>
    <meta:user-defined meta:name="Info 1"/>
    <meta:user-defined meta:name="Info 2"/>
    <meta:user-defined meta:name="Info 3"/>
    <meta:user-defined meta:name="Info 4"/>
  </office:meta>
</office:document-meta>
</file>